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E69138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1C232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741B47" style:repeat-content="false"/>
      <style:paragraph-properties fo:text-align="center"/>
      <style:text-properties fo:color="#FFFFFF"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6AA84F" style:repeat-content="false"/>
      <style:paragraph-properties fo:text-align="center"/>
      <style:text-properties style:font-name="Cantarell" style:font-name-asian="Cantarell" style:font-name-complex="Cantarel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17" style:family="table-cell" style:parent-style-name="Default" style:data-style-name="N0">
      <style:table-cell-properties style:vertical-align="automatic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FF9900" style:font-name="Ubuntu Mono" style:font-name-asian="Ubuntu Mono" style:font-name-complex="Ubuntu Mono"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00FF00" style:font-name="Ubuntu Mono" style:font-name-asian="Ubuntu Mono" style:font-name-complex="Ubuntu Mono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middle" fo:background-color="#CFE2F3" style:repeat-content="false"/>
      <style:paragraph-properties fo:text-align="center"/>
      <style:text-properties fo:color="#99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CFE2F3" style:repeat-content="false"/>
      <style:paragraph-properties fo:text-align="start" fo:margin-left="0cm"/>
      <style:text-properties style:font-name="&quot;docs-Ubuntu Mono&quot;" style:font-name-asian="&quot;docs-Ubuntu Mono&quot;" style:font-name-complex="&quot;docs-Ubuntu Mono&quot;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FCE5CD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28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middle" fo:background-color="#D9EAD3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font-family-generic="modern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4" style:family="table-cell" style:parent-style-name="Default" style:data-style-name="N0">
      <style:table-cell-properties fo:border-top="thin solid #FFFFFF" fo:border-bottom="none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3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36" style:family="table-cell" style:parent-style-name="Default" style:data-style-name="N0">
      <style:table-cell-properties style:vertical-align="automatic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3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top" fo:wrap-option="wra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1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2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style:font-family-generic="modern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 style:font-family-generic="modern"/>
    </style:style>
    <style:style style:name="ce44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45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style:font-family-generic="modern"/>
    </style:style>
    <style:style style:name="ce46" style:family="table-cell" style:parent-style-name="Default" style:data-style-name="N0">
      <style:table-cell-properties style:vertical-align="top" fo:background-color="#C9DAF8"/>
      <style:text-properties fo:color="#FF0000" style:font-name="Ubuntu Mono" style:font-name-asian="Ubuntu Mono" style:font-name-complex="Ubuntu Mono" fo:font-size="11pt" style:font-size-asian="11pt" style:font-size-complex="11pt" fo:font-weight="bold" style:font-weight-asian="bold" style:font-weight-complex="bold" style:font-family-generic="modern"/>
    </style:style>
    <style:style style:name="ce47" style:family="table-cell" style:parent-style-name="Default" style:data-style-name="N0">
      <style:table-cell-properties style:vertical-align="to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0000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36">
      <style:table-cell-properties fo:border-top="thin solid #FFFFFF" fo:border-bottom="thin solid #FFFFFF" fo:border-left="none" fo:border-right="none" style:vertical-align="automatic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1" style:family="table-cell" style:parent-style-name="Default" style:data-style-name="N0">
      <style:table-cell-properties style:vertical-align="top" fo:wrap-option="wrap" fo:background-color="#C9DAF8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top" fo:wrap-option="wrap"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53" style:family="table-cell" style:parent-style-name="Default" style:data-style-name="N0">
      <style:table-cell-properties style:vertical-align="automatic" fo:background-color="#FFF2CC"/>
      <style:text-properties style:font-name="Cantarell" style:font-name-asian="Cantarell" style:font-name-complex="Cantarell" fo:font-size="11pt" style:font-size-asian="11pt" style:font-size-complex="11pt"/>
    </style:style>
    <style:style style:name="ce5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  <style:text-properties fo:color="#FF6D01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middle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fo:wrap-option="wrap" fo:background-color="#CFE2F3"/>
      <style:text-properties fo:color="#FF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60" style:family="table-cell" style:parent-style-name="Default" style:data-style-name="N0">
      <style:table-cell-properties style:vertical-align="automatic" fo:background-color="#CFE2F3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automatic" fo:background-color="#FFF2CC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style:vertical-align="automatic" fo:background-color="#CFE2F3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5" style:family="table-cell" style:parent-style-name="Default" style:data-style-name="N0">
      <style:table-cell-properties style:vertical-align="top" fo:background-color="#C9DAF8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6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automatic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top" fo:background-color="#C9DAF8"/>
      <style:text-properties style:font-name="Cantarell" style:font-name-asian="Cantarell" style:font-name-complex="Cantarell" fo:font-size="11pt" style:font-size-asian="11pt" style:font-size-complex="11pt"/>
    </style:style>
    <style:style style:name="ce69" style:family="table-cell" style:parent-style-name="Default" style:data-style-name="N0">
      <style:table-cell-properties style:vertical-align="top" fo:background-color="#C9DAF8" style:repeat-content="false"/>
      <style:paragraph-properties fo:text-align="start" fo:margin-left="0cm"/>
      <style:text-properties fo:color="#0000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70" style:family="table-cell" style:parent-style-name="Default" style:data-style-name="N0">
      <style:table-cell-properties style:vertical-align="top" fo:wrap-option="wrap" fo:background-color="#C9DAF8" style:repeat-content="false"/>
      <style:paragraph-properties fo:text-align="start" fo:margin-left="0cm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wrap-option="wrap" fo:background-color="#C9DAF8"/>
      <style:text-properties style:font-name="Ubuntu Mono" style:font-name-asian="Ubuntu Mono" style:font-name-complex="Ubuntu Mono" fo:font-size="11pt" style:font-size-asian="11pt" style:font-size-complex="11pt"/>
    </style:style>
    <style:style style:name="ce72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4" style:family="table-cell" style:parent-style-name="Default" style:data-style-name="N0">
      <style:table-cell-properties style:vertical-align="top" fo:background-color="#CFE2F3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76" style:family="table-cell" style:parent-style-name="Default" style:data-style-name="N0">
      <style:table-cell-properties style:vertical-align="automatic" fo:wrap-option="wrap" fo:background-color="#CFE2F3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background-color="#CFE2F3" style:repeat-content="false"/>
      <style:paragraph-properties fo:text-align="start" fo:margin-left="0cm"/>
      <style:text-properties fo:color="#0000FF" style:font-name="Ubuntu Mono" style:font-name-asian="Ubuntu Mono" style:font-name-complex="Ubuntu Mono" fo:font-size="11pt" style:font-size-asian="11pt" style:font-size-complex="11pt"/>
    </style:style>
    <style:style style:name="ce78" style:family="table-cell" style:parent-style-name="Default" style:data-style-name="N0">
      <style:table-cell-properties style:vertical-align="top" fo:background-color="#CFE2F3"/>
      <style:text-properties style:font-name="Ubuntu Mono" style:font-name-asian="Ubuntu Mono" style:font-name-complex="Ubuntu Mono"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thin solid #FFFFFF" fo:border-left="none" fo:border-right="none" style:vertical-align="automatic" fo:wrap-option="wrap" fo:background-color="#000000"/>
      <style:text-properties fo:color="#FF00FF" style:font-name="Ubuntu Mono" style:font-name-asian="Ubuntu Mono" style:font-name-complex="Ubuntu Mono" fo:font-size="11pt" style:font-size-asian="11pt" style:font-size-complex="11pt"/>
    </style:style>
    <style:style style:name="ce8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34A853"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4" style:family="table-cell" style:parent-style-name="Default" style:data-style-name="N0">
      <style:table-cell-properties fo:border-top="none" fo:border-bottom="thin solid #FFFFFF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5" style:family="table-cell" style:parent-style-name="Default" style:data-style-name="N0">
      <style:table-cell-properties fo:border-top="thin solid #FFFFFF" fo:border-bottom="none" fo:border-left="none" fo:border-right="none" style:vertical-align="top" fo:wrap-option="wrap" fo:background-color="#000000"/>
      <style:text-properties fo:color="#FFFFFF" style:font-name="&quot;docs-Ubuntu Mono&quot;" style:font-name-asian="&quot;docs-Ubuntu Mono&quot;" style:font-name-complex="&quot;docs-Ubuntu Mono&quot;" fo:font-size="11pt" style:font-size-asian="11pt" style:font-size-complex="11pt"/>
    </style:style>
    <style:style style:name="ce86" style:family="table-cell" style:parent-style-name="Default" style:data-style-name="N0">
      <style:table-cell-properties fo:border-top="thin solid #FFFFFF" fo:border-bottom="none" fo:border-left="none" fo:border-right="none" style:vertical-align="automatic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wrap-option="wrap" fo:background-color="#C9DAF8"/>
      <style:text-properties style:font-name="Cantarell" style:font-name-asian="Cantarell" style:font-name-complex="Cantarell" fo:font-size="8pt" style:font-size-asian="8pt" style:font-size-complex="8pt"/>
    </style:style>
    <style:style style:name="ce90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 style:repeat-content="false"/>
      <style:paragraph-properties fo:text-align="start" fo:margin-left="0cm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1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666666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CFE2F3"/>
      <style:text-properties style:font-name="Ubuntu Mono" style:font-name-asian="Ubuntu Mono" style:font-name-complex="Ubuntu Mono" fo:font-size="11pt" style:font-size-asian="11pt" style:font-size-complex="11pt"/>
    </style:style>
    <style:style style:name="ce9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94" style:family="table-cell" style:parent-style-name="Default" style:data-style-name="N0">
      <style:table-cell-properties style:vertical-align="middle" fo:background-color="#D5A6BD" style:repeat-content="false"/>
      <style:paragraph-properties fo:text-align="center"/>
      <style:text-properties fo:color="#FFFFFF" style:font-name="docs-Cantarell" style:font-name-asian="docs-Cantarell" style:font-name-complex="docs-Cantarell"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automatic" fo:background-color="#D0E0E3" style:repeat-content="false"/>
      <style:paragraph-properties fo:text-align="center"/>
      <style:text-properties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automatic" fo:background-color="#A4C2F4" style:repeat-content="false"/>
      <style:paragraph-properties fo:text-align="center"/>
      <style:text-properties style:font-name="Cantarell" style:font-name-asian="Cantarell" style:font-name-complex="Cantarell" fo:font-size="14pt" style:font-size-asian="14pt" style:font-size-complex="14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6D9EEB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6D9EEB" style:repeat-content="false"/>
      <style:paragraph-properties fo:text-align="center"/>
      <style:text-properties style:font-name="Cantarell" style:font-name-asian="Cantarell" style:font-name-complex="Cantarell"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2" style:family="table-cell" style:parent-style-name="Default" style:data-style-name="N0">
      <style:table-cell-properties fo:border-top="thin solid #FFFFFF" fo:border-bottom="thin solid #FFFFFF" fo:border-left="none" fo:border-right="none" style:vertical-align="top" fo:background-color="#000000"/>
      <style:text-properties fo:color="#FFFFFF" style:font-name="Ubuntu Mono" style:font-name-asian="Ubuntu Mono" style:font-name-complex="Ubuntu Mono" fo:font-size="11pt" style:font-size-asian="11pt" style:font-size-complex="11pt"/>
    </style:style>
    <style:style style:name="ce103" style:family="table-cell" style:parent-style-name="Default" style:data-style-name="N0">
      <style:table-cell-properties style:vertical-align="middle" fo:wrap-option="wrap" fo:background-color="#C9DAF8" style:rotation-angle="90" style:repeat-content="false"/>
      <style:paragraph-properties fo:text-align="center"/>
      <style:text-properties fo:color="#FF00FF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24pt" style:font-size-asian="24pt" style:font-size-complex="24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middle" fo:wrap-option="wrap" fo:background-color="#CFE2F3" style:rotation-angle="90" style:repeat-content="false"/>
      <style:paragraph-properties fo:text-align="center"/>
      <style:text-properties fo:color="#CC0000" style:font-name="Cantarell" style:font-name-asian="Cantarell" style:font-name-complex="Cantarel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FFFF" style:text-line-through-style="none" style:font-name="Nunito" style:font-name-asian="Nunito" style:font-name-complex="Nunito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B4A7D6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8E7CC3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FFFF" style:text-line-through-style="none" style:font-name="Nunito" style:font-name-asian="Nunito" style:font-name-complex="Nunito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FFFFFF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00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0000" style:text-line-through-style="none" style:font-name="Cantarell" style:font-name-asian="Cantarell" style:font-name-complex="Cantarel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CC0000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FF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FFFFFF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FF00FF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FF00FF" style:text-line-through-style="none" style:font-name="Cantarell" style:font-name-asian="Cantarell" style:font-name-complex="Cantarel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2" style:family="text" style:parent-style-name="Default">
      <style:text-properties fo:color="#00FF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CC0000" style:text-line-through-style="none" style:font-name="Cantarell" style:font-name-asian="Cantarell" style:font-name-complex="Cantarel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4" style:family="text" style:parent-style-name="Default">
      <style:text-properties fo:color="#00FF00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FFFFFF" style:text-line-through-style="none" style:font-name="Ubuntu Mono,Arial" style:font-name-asian="Ubuntu Mono,Arial" style:font-name-complex="Ubuntu Mono,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00FF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28" style:family="text" style:parent-style-name="Default">
      <style:text-properties fo:color="#000000" style:text-line-through-style="none" style:font-name="Ubuntu Mono" style:font-name-asian="Ubuntu Mono" style:font-name-complex="Ubuntu Mono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CC0000" style:text-line-through-style="none" style:font-name="Cantarell" style:font-name-asian="Cantarell" style:font-name-complex="Cantarel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0" style:family="text" style:parent-style-name="Default">
      <style:text-properties fo:color="#FF0000" style:text-line-through-style="none" style:font-name="Ubuntu Mono" style:font-name-asian="Ubuntu Mono" style:font-name-complex="Ubuntu Mon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96333333333333cm"/>
    </style:style>
    <style:style style:name="co2" style:family="table-column">
      <style:table-column-properties fo:break-before="auto" style:column-width="6.43466666666667cm"/>
    </style:style>
    <style:style style:name="co3" style:family="table-column">
      <style:table-column-properties fo:break-before="auto" style:column-width="0.825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9.525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7.95866666666667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3.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26.4pt" style:use-optimal-row-height="true" fo:break-before="auto"/>
    </style:style>
    <style:style style:name="ro9" style:family="table-row">
      <style:table-row-properties style:row-height="27.6pt" style:use-optimal-row-height="true" fo:break-before="auto"/>
    </style:style>
    <style:style style:name="ro10" style:family="table-row">
      <style:table-row-properties style:row-height="39.6pt" style:use-optimal-row-height="true" fo:break-before="auto"/>
    </style:style>
    <style:style style:name="ro11" style:family="table-row">
      <style:table-row-properties style:row-height="66pt" style:use-optimal-row-height="true" fo:break-before="auto"/>
    </style:style>
    <style:style style:name="ro12" style:family="table-row">
      <style:table-row-properties style:row-height="52.8pt" style:use-optimal-row-height="true" fo:break-before="auto"/>
    </style:style>
    <style:style style:name="ro13" style:family="table-row">
      <style:table-row-properties style:row-height="40.2pt" style:use-optimal-row-height="true" fo:break-before="auto"/>
    </style:style>
    <style:style style:name="ro14" style:family="table-row">
      <style:table-row-properties style:row-height="53.4pt" style:use-optimal-row-height="true" fo:break-before="auto"/>
    </style:style>
    <style:style style:name="ro15" style:family="table-row">
      <style:table-row-properties style:row-height="79.2pt" style:use-optimal-row-height="true" fo:break-before="auto"/>
    </style:style>
    <style:style style:name="ro16" style:family="table-row">
      <style:table-row-properties style:row-height="66.6pt" style:use-optimal-row-height="true" fo:break-before="auto"/>
    </style:style>
    <style:style style:name="ro17" style:family="table-row">
      <style:table-row-properties style:row-height="145.8pt" style:use-optimal-row-height="true" fo:break-before="auto"/>
    </style:style>
    <style:style style:name="ro18" style:family="table-row">
      <style:table-row-properties style:row-height="27pt" style:use-optimal-row-height="true" fo:break-before="auto"/>
    </style:style>
    <style:style style:name="ro19" style:family="table-row">
      <style:table-row-properties style:row-height="198.6pt" style:use-optimal-row-height="true" fo:break-before="auto"/>
    </style:style>
    <style:style style:name="ro20" style:family="table-row">
      <style:table-row-properties style:row-height="105.6pt" style:use-optimal-row-height="true" fo:break-before="auto"/>
    </style:style>
    <style:style style:name="ro21" style:family="table-row">
      <style:table-row-properties style:row-height="92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0" table:number-rows-spanned="1" table:style-name="ce95">
            <text:p>MINISHELL 🐚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10" table:number-rows-spanned="20" table:style-name="ce96">
            <text:p>⚠️⚠️⚠️⚠️⚠️⚠️⚠️⚠️⚠️⚠️⚠️</text:p>
            <text:p/>
            <text:p><text:span text:style-name="T2">[FR] ATTENTION</text:span><text:span text:style-name="T2"/></text:p>
            <text:p><text:span text:style-name="T2">Les comportements présents dans cet Excel<text:s/></text:span><text:span text:style-name="T3">ne sont pas tous a gérer</text:span><text:span text:style-name="T2"><text:s/>dans la Mandatory du projet Minishell !</text:span><text:span text:style-name="T2"/></text:p>
            <text:p><text:span text:style-name="T2">Ne vous mettez pas la pression pour essayer de tous les gérer !</text:span><text:span text:style-name="T2"/></text:p>
            <text:p><text:span text:style-name="T2">Vérifiez juste pour ces cas non gerables s'ils ne Segfault pas, ou n'effectuent pas un comportement suspect !</text:span><text:span text:style-name="T2"/></text:p>
            <text:p><text:span text:style-name="T2">Utilisez votre bon sens pour exploiter au mieux ce document et faire un Minishell pas trop ambitieux, selon votre situation du projet.</text:span><text:span text:style-name="T2"/></text:p>
            <text:p><text:span text:style-name="T2">(Par contre, si vous etes chauds pour tout gérer, GG à vous !)</text:span><text:span text:style-name="T2"/></text:p>
            <text:p/>
            <text:p/>
            <text:p><text:span text:style-name="T2">Bon courage et n'hésitez pas à m'envoyer un MP si besoin !</text:span><text:span text:style-name="T2"/></text:p>
            <text:p/>
            <text:p><text:span text:style-name="T2">--------------------------------------------------------</text:span><text:span text:style-name="T2"/></text:p>
            <text:p/>
            <text:p><text:span text:style-name="T2">[EN] WARNING</text:span><text:span text:style-name="T2"/></text:p>
            <text:p><text:span text:style-name="T2">The behaviors listed in this Excel file<text:s/></text:span><text:span text:style-name="T3">are not all required to be handled</text:span><text:span text:style-name="T2"><text:s/>in the mandatory part of the Minishell project!</text:span><text:span text:style-name="T2"/></text:p>
            <text:p><text:span text:style-name="T2">Don't stress yourself out trying to handle all of them!</text:span><text:span text:style-name="T2"/></text:p>
            <text:p><text:span text:style-name="T2">Just make sure that these unmanageable cases don't cause a segfault or exhibit suspicious behavior!</text:span><text:span text:style-name="T2"/></text:p>
            <text:p><text:span text:style-name="T2">Use your common sense to make the best use of this document and create a Minishell that is not overly ambitious, depending on your project situation.</text:span><text:span text:style-name="T2"/></text:p>
            <text:p><text:span text:style-name="T2">(However, if you're up for handling everything, GG to you!)</text:span><text:span text:style-name="T2"/></text:p>
            <text:p/>
            <text:p><text:span text:style-name="T2">Good luck, and feel free to DM me if needed!</text:span><text:span text:style-name="T2"/></text:p>
            <text:p/>
            <text:p/>
            <text:p><text:span text:style-name="T4">(</text:span><text:span text:style-name="T5">GitHub : vietdu91</text:span><text:span text:style-name="T4"><text:s/>/<text:s/></text:span><text:span text:style-name="T6">Discord : vietdu91#6048</text:span><text:span text:style-name="T7"><text:s/></text:span><text:span text:style-name="T4">/<text:s/></text:span><text:span text:style-name="T8">Intra : emtran</text:span><text:span text:style-name="T4">)</text:span><text:span text:style-name="T4"/></text:p>
            <text:p/>
            <text:p><text:span text:style-name="T9">⚠️⚠️⚠️⚠️⚠️⚠️⚠️⚠️⚠️⚠️⚠️</text:span></text:p>
          </table:table-cell>
          <table:covered-table-cell table:number-columns-repeated="9"/>
          <table:table-cell table:number-columns-repeated="16374"/>
        </table:table-row>
        <table:table-row table:number-rows-repeated="18" table:style-name="ro3">
          <table:covered-table-cell/>
          <table:covered-table-cell table:number-columns-repeated="9"/>
          <table:table-cell table:number-columns-repeated="16374"/>
        </table:table-row>
        <table:table-row table:style-name="ro4">
          <table:covered-table-cell/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10" table:number-rows-spanned="1" table:style-name="ce97">
            <text:p>Gestion des comportements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number-columns-spanned="1" table:number-rows-spanned="2" table:style-name="ce98"/>
          <table:table-cell office:value-type="string" table:number-columns-spanned="1" table:number-rows-spanned="2" table:style-name="ce99">
            <text:p>test.c</text:p>
          </table:table-cell>
          <table:table-cell table:number-columns-spanned="1" table:number-rows-spanned="2" table:style-name="ce98"/>
          <table:table-cell office:value-type="string" table:style-name="ce2">
            <text:p>A faire</text:p>
          </table:table-cell>
          <table:table-cell office:value-type="string" table:style-name="ce3">
            <text:p>A tester</text:p>
          </table:table-cell>
          <table:table-cell office:value-type="string" table:style-name="ce4">
            <text:p>Leaks ?</text:p>
          </table:table-cell>
          <table:table-cell office:value-type="string" table:style-name="ce5">
            <text:p>Fonctionne</text:p>
          </table:table-cell>
          <table:table-cell office:value-type="string" table:number-columns-spanned="1" table:number-rows-spanned="2" table:style-name="ce99">
            <text:p>Comportement attendu</text:p>
          </table:table-cell>
          <table:table-cell office:value-type="string" table:number-columns-spanned="1" table:number-rows-spanned="2" table:style-name="ce99">
            <text:p>Sortie d'exit (echo $?)</text:p>
          </table:table-cell>
          <table:table-cell office:value-type="string" table:number-columns-spanned="1" table:number-rows-spanned="2" table:style-name="ce99">
            <text:p>Notes</text:p>
          </table:table-cell>
          <table:table-cell table:number-columns-repeated="16374"/>
        </table:table-row>
        <table:table-row table:style-name="ro6">
          <table:covered-table-cell/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8">
            <text:p>OK<text:s/><text:span text:style-name="T10">KO</text:span></text:p>
          </table:table-cell>
          <table:table-cell office:value-type="string" table:style-name="ce9">
            <text:p>OK<text:s/><text:span text:style-name="T11">KO</text:span></text:p>
          </table:table-cell>
          <table:covered-table-cell/>
          <table:covered-table-cell/>
          <table:covered-table-cell/>
          <table:table-cell table:number-columns-repeated="16374"/>
        </table:table-row>
        <table:table-row table:style-name="ro6">
          <table:table-cell office:value-type="string" table:number-columns-spanned="1" table:number-rows-spanned="57" table:style-name="ce100">
            <text:p>CARACTERES A LA VOLEE (SYNTAXE)<text:s/><text:span text:style-name="T12">🌦</text:span></text:p>
          </table:table-cell>
          <table:table-cell office:value-type="string" table:style-name="ce10">
            <text:p><text:span text:style-name="T14">$&gt;</text:span><text:s/>\n (touche entrée)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1">
            <text:p>$&gt;</text:p>
          </table:table-cell>
          <table:table-cell office:value-type="string" table:style-name="ce16">
            <text:p>Exit de l'ancienne commande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espaces</text:span>]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que des tabulations</text:span>]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18">
            <text:p>0</text:p>
          </table:table-cell>
          <table:table-cell office:value-type="string" table:style-name="ce16">
            <text:p>Crl + V + Tab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: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0" table:style-name="ce20">
            <text:p>0</text:p>
          </table:table-cell>
          <table:table-cell office:value-type="string" table:style-name="ce16">
            <text:p>Marche aussi pour "#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!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1" table:style-name="ce20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number-columns-spanned="1" table:number-rows-spanned="5" table:style-name="ce102">
            <text:p>bash: syntax error near</text:p>
            <text:p>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&l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covered-table-cell/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&gt;&gt;&gt;&gt;&gt;&gt;&gt;&gt;&gt;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&lt;&lt;&lt;&lt;&lt;&lt;&lt;&lt;&lt;&lt;&lt;&lt;&l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&gt; &gt; 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&gt;&gt; &gt;&gt; &gt;&gt; &gt;&g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&gt;&gt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&lt;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./../../../../..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./../../../../..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///////</text:span>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//////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21">
            <text:p>$&gt;<text:s/><text:span text:style-name="T13">\\\\\\\\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\\\\: command not found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$&gt;<text:s/><text:span text:style-name="T13">-</text:span>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-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aussi pour "_@°]=+£$?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aussi pour les metacharacters "&amp;();"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 | 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|||||||||||||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|&gt;&lt;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amp;&amp;&amp;&amp;&amp;&amp;&amp;&amp;&amp;&amp;&amp;&amp;&amp;&amp;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&amp;&amp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;;;;;;;;;;;;;;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;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23">
            <text:p>géré comme une commande dans mon c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hola"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hola'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'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23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crashtest.c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Docs/attest.cation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23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*/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*/*: No such file or directory</text:p>
          </table:table-cell>
          <table:table-cell office:value-type="float" office:value="127" table:style-name="ce18">
            <text:p>127</text:p>
          </table:table-cell>
          <table:table-cell office:value-type="string" table:style-name="ce24">
            <text:p><text:span text:style-name="T18">[BONUS]<text:s/></text:span><text:span text:style-name="T15">S'il n'y aucun dossier à l'intérieur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: filename argument required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25"/>
          <table:table-cell office:value-type="string" table:style-name="ce19">
            <text:p>bash: ..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/!\ A gerer comme une erreur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4ABC=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4ABC=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hola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 que tal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akefile</text:p>
          </table:table-cell>
          <table:table-cell table:style-name="ce11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Makefile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14" table:style-name="ce103">
            <text:p>ECHO<text:s/><text:span text:style-name="T20">🎉</text:span></text:p>
          </table:table-cell>
          <table:table-cell office:value-type="string" table:style-name="ce19">
            <text:p><text:span text:style-name="T14">$&gt;<text:s/></text:span>echo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bash: echo-n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-n"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-n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n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-n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echo Hola Que Tal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\n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n 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2">
            <text:p>M'affiche `\n hola`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" " | cat -e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| cat -e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""''echo hola""'''' que""'' tal""''</text:span></text:p>
          </table:table-cell>
          <table:table-cell table:style-name="ce1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4">
            <text:p><text:span text:style-name="T14">$&gt;</text:span><text:span text:style-name="T13"><text:s/>echo -n -n Hola Que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Que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p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-p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-nnn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-nnn -nnn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 hola 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la 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 -nnn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nnn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nn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nn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echo -nnn --------nnnn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--------nnnn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?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$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0</text:span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? | echo $? | echo $?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7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:$=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:$=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 $ " | cat -e</text:p>
          </table:table-cell>
          <table:table-cell table:style-name="ce38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 $ ' | cat -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$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\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text:span text:style-name="T17">xterm-256color</text:span>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my shit terminal is [$TERM4]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y shit terminal is [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UI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9">
            <text:p><text:span text:style-name="T17">1000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0">
            <text:p>J'ai pas UID dans la env. je ne sais pas pourquoi</text:p>
          </table:table-cell>
          <table:table-cell table:number-columns-repeated="16374"/>
        </table:table-row>
        <table:table-row table:style-name="ro9">
          <table:covered-table-cell/>
          <table:table-cell office:value-type="string" table:style-name="ce33">
            <text:p><text:span text:style-name="T14">$&gt;</text:span><text:span text:style-name="T13"><text:s/>echo $HOME9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41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tous les caractères alphanumériques de l'ASCII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echo $9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ME%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Marche pour les autres caractères (ponctuation, caractères non-ASCII, etc.)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UID$HOM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19">
            <text:p><text:span text:style-name="T17">1000/home/vietdu91</text:span>%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eme avec UID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3">
            <text:p><text:span text:style-name="T14">$&gt;</text:span><text:span text:style-name="T13"><text:s/>echo Le path de mon HOME est 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Le path de mon HOME est<text:span text:style-name="T17"><text:s/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43">
            <text:p><text:span text:style-name="T14">$&gt;</text:span><text:span text:style-name="T13"><text:s/>echo $USER$var\$USER$USER\$USERtest$USER</text:span>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<text:span text:style-name="T17">vietdu91</text:span><text:span text:style-name="T13">$USER</text:span><text:span text:style-name="T17">vietdu91</text:span><text:span text:style-name="T13">$USERtest</text:span><text:span text:style-name="T17">vietdu91</text:span><text:span text:style-name="T17"/>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 ne pas gerer si '\' non gere :</text:p>
            <text:p>Doit sortir : vietdu91vietdu91vietdu91vietdu91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echo $hola*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5">
            <text:p>Cas d'un variable inexistant</text:p>
            <text:p><text:span text:style-name="T21">Probleme avec * qui n'est pas considérée comme un caractère de variable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text:s/></text:span><text:span text:style-name="T13">echo -nnnn $hola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44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Problème avec -nn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&gt; &lt;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2">
            <text:p>Problème me met token`&gt;' au lieu de l'autre chevron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text:s/></text:span><text:span text:style-name="T13">echo | |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Attend une autre entrée de ligne alors que devrait bugge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Eecho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EechoE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.echo.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.echo.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echo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48">
            <text:p>KO</text:p>
          </table:table-cell>
          <table:table-cell office:value-type="string" table:style-name="ce31">
            <text:p>KO</text:p>
          </table:table-cell>
          <table:table-cell office:value-type="string" table:style-name="ce43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leak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lt;echo&l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Message d'erreur incorrect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33">
            <text:p><text:span text:style-name="T14">$&gt;</text:span><text:span text:style-name="T13"><text:s/>&gt;&gt;echo&gt;&gt;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exec + mauvais message d'erreur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|</text:span></text:p>
          </table:table-cell>
          <table:table-cell table:style-name="ce27"/>
          <table:table-cell table:style-name="ce12"/>
          <table:table-cell table:style-name="ce13"/>
          <table:table-cell office:value-type="string" table:style-name="ce14">
            <text:p>OK</text:p>
          </table:table-cell>
          <table:table-cell office:value-type="string" table:style-name="ce31">
            <text:p>KO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6">
            <text:p>Erreur non détéctée avant fin de readlin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3">
            <text:p><text:span text:style-name="T14">$&gt;</text:span><text:span text:style-name="T13"><text:s/>|echo -n hola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0">
            <text:p>bash: syntax error near unexpected token `|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'*'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*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D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Docs Dockers Drawings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Z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*Z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text:s/></text:span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*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hola*hola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*hola<text:s/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9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$hola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HOME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$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"$"""</text:p>
          </table:table-cell>
          <table:table-cell table:style-name="ce22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''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50">
            <text:p>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'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"HOME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$HO""ME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$HO''ME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cho "'$HO''ME'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'''ME'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51">
            <text:p>⚠️ Il y a bien 3 singles quotes avant le ME. Je ne sais pas pourquoi Excel tronque à l'affichage le 3e quot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"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'$HOME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 $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19">
            <text:p><text:span text:style-name="T17">/home/vietdu91</text:span><text:span text:style-name="T17"/></text:p>
            <text:p>$&gt;</text:p>
          </table:table-cell>
          <table:table-cell table:style-name="ce28"/>
          <table:table-cell office:value-type="string" table:style-name="ce42">
            <text:p>Petit espace en trop dans l'affichag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"HO""ME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''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'HOME'</text:span>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$"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=HOME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$=HOM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47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$"HOLA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$'HOLA'</text:p>
          </table:table-cell>
          <table:table-cell table:style-name="ce36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2">
            <text:p>Le dollard s'affich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cho $DONTEXIST Hola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o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''h'o'la'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''h'o'la''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'h'o'la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'"h'o'la"'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"'hola'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'hola'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"'hola'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'hola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"hola"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"hola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'''ho"''''l"a''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"l"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hola"""""""""""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hola"''''''''''"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''''''''''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hola'''''''''''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33">
            <text:p><text:span text:style-name="T14">$&gt;</text:span><text:span text:style-name="T13"><text:s/>echo hola'""""""""""'</text:span>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hola""""""""""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"cho hola"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ho hola'</text:p>
          </table:table-cell>
          <table:table-cell table:style-name="ce27"/>
          <table:table-cell table:style-name="ce12"/>
          <table:table-cell office:value-type="string" table:style-name="ce13">
            <text:p>X</text:p>
          </table:table-cell>
          <table:table-cell office:value-type="string" table:style-name="ce14">
            <text:p>OK</text:p>
          </table:table-cell>
          <table:table-cell office:value-type="string" table:style-name="ce15">
            <text:p>OK</text:p>
          </table:table-cell>
          <table:table-cell office:value-type="string" table:style-name="ce39">
            <text:p>bash: echo hola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hola " | cat -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 $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""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""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hola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e"'c'ho 'b'"o"nj"o"'u'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""e"'c'ho 'b'"o"nj"o"'u'r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'c'ho 'b'onjo'u'r: command not found</text:p>
            <text:p>$&gt;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Makefil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table-cell table:style-name="ce26"/>
          <table:table-cell office:value-type="string" table:style-name="ce19">
            <text:p><text:span text:style-name="T14">$&gt;</text:span><text:s/>echo "$DONTEXIST" "Makefile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Makefile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Attention a l'espace avant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10" table:style-name="ce104">
            <text:p>💰</text:p>
          </table:table-cell>
          <table:table-cell office:value-type="string" table:style-name="ce19">
            <text:p><text:span text:style-name="T14">$&gt;</text:span><text:s/>$?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52">
            <text:p>Renvoie le code de retour du dernier pipeline exécuté à l'avant-pla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?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00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?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?<text:span text:style-name="T17">/home/vietdu91</text:span>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<text:s/><text:span text:style-name="T17">/home/vietdu91</text:span>: Is a directory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HOMEdskjhfkdshfs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"$HOMEdskjhfkdshfsd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'$HOMEdskjhfkdshfsd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$HOMEsddfddfssfdf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$DONTEXIST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Cas d'un variable inexistan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$&gt; $LESS$VA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-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10" table:style-name="ce103">
            <text:p>SIGNAUX 🛰</text:p>
          </table:table-cell>
          <table:table-cell office:value-type="string" table:style-name="ce19">
            <text:p><text:span text:style-name="T14">$&gt;<text:s/></text:span>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22">Ctlr-C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C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| rev(faire<text:s/><text:span text:style-name="T22">Ctlr-C<text:s/></text:span>apres avoir fait plusieurs fois [ENTREE])</text:p>
          </table:table-cell>
          <table:table-cell table:style-name="ce38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C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<text:span text:style-name="T14">$&gt;</text:span><text:s/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Sort du program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D</text:span>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hola<text:span text:style-name="T14"><text:s/></text:span><text:span text:style-name="T22">Ctlr-\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<text:span text:style-name="T14">$&gt;</text:span><text:s/>hola</text:p>
          </table:table-cell>
          <table:table-cell office:value-type="string" table:style-name="ce28">
            <text:p>/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(faire<text:s/><text:span text:style-name="T22">Ctlr-\<text:s/></text:span>apres avoir fait plusieurs fois [ENTREE]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/>
            <text:p/>
            <text:p/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text:s/></text:span><text:span text:style-name="T22">Ctlr-Z</text:span>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21">
            <text:p>$&gt;</text:p>
          </table:table-cell>
          <table:table-cell office:value-type="string" table:style-name="ce28">
            <text:p>/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C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C</text:p>
            <text:p>$&gt;</text:p>
          </table:table-cell>
          <table:table-cell office:value-type="float" office:value="130" table:style-name="ce28">
            <text:p>130</text:p>
          </table:table-cell>
          <table:table-cell table:style-name="ce29"/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D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8">
          <table:table-cell table:style-name="ce26"/>
          <table:table-cell office:value-type="string" table:style-name="ce30">
            <text:p><text:span text:style-name="T14">$&gt;</text:span><text:s/>sleep 3 | sleep 3 | sleep 3 (faire<text:s/><text:span text:style-name="T22">Ctlr-\<text:s/></text:span>une seconde apres)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^\Quit (core dumped)</text:p>
            <text:p>$&gt;</text:p>
          </table:table-cell>
          <table:table-cell office:value-type="float" office:value="131" table:style-name="ce28">
            <text:p>131</text:p>
          </table:table-cell>
          <table:table-cell table:style-name="ce29"/>
          <table:table-cell table:number-columns-repeated="16374"/>
        </table:table-row>
        <table:table-row table:style-name="ro6">
          <table:table-cell office:value-type="string" table:number-columns-spanned="1" table:number-rows-spanned="113" table:style-name="ce105">
            <text:p><text:span text:style-name="T12">🛫<text:s/></text:span>ENV &amp; EXPORT &amp; UNSET<text:s/><text:span text:style-name="T12">🛬</text:span></text:p>
          </table:table-cell>
          <table:table-cell office:value-type="string" table:style-name="ce19"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hola que ta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ʻhola’: No such file or directory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env env env 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une seule fois env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nv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<text:s/><text:span text:style-name="T17">./Makefile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nv: ‘./Makefile’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Hola n'existe pas dans env mais il existe dans expor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hey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Hola9hey</text:p>
            <text:p>export PATH="..."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$DONTEXIS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export HOME="<text:span text:style-name="T17">/home/vietdu91</text:span>"</text:p>
            <text:p>export PATH="..."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Le cas ou la variable n'existe pas et n'est pas importe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| grep "HOME"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export HOME="<text:span text:style-name="T17">/home/vietdu91</text:span>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%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%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<text:span text:style-name="T17">0</text:span>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?=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?=2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9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9HOLA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9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9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__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__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_HO_LA_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_HO_LA_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@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ʻHOL@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52">
            <text:p>Cas où le nom de variable ne contient pas de lettres, ni de chiffres, ni d'underscores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~A=bonjour</text:p>
          </table:table-cell>
          <table:table-cell office:value-type="string" table:style-name="ce22">
            <text:p>NON GERE</text:p>
          </table:table-cell>
          <table:table-cell table:style-name="ce12"/>
          <table:table-cell office:value-type="string" table:style-name="ce53">
            <text:p><text:s text:c="2"/></text:p>
          </table:table-cell>
          <table:table-cell table:style-name="ce14"/>
          <table:table-cell table:style-name="ce15"/>
          <table:table-cell office:value-type="string" table:style-name="ce30">
            <text:p>bash: export: `HOL~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H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--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--: invalid option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A-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A-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-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-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.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.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\\\$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\$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\\\\LA=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\\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}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}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{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{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*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*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#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#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@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@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!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!LA=bonjour: event not found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$?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<text:span text:style-name="T17">0</text:span>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+HOL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+HOL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port HOL+A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HOL+A=bonjour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+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bonjour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"+=" s'ajoute au contenu de la variable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HOLA=bon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bonjour’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 =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ʻ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 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 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soir</text:p>
            <text:p><text:span text:style-name="T14">$&gt;</text:span><text:s/>export HOLA=bonretour</text:p>
            <text:p><text:span text:style-name="T14">$&gt;</text:span><text:s/>export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$HOME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$HOME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$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16">
            <text:p>Le cas où la variable "$jour" n'existe pas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\\jour</text:p>
            <text:p><text:span text:style-name="T14">$&gt;</text:span><text:s/>env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\jour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Marche pour les caractères : ()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()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bon&amp;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office:value-type="string" table:style-name="ce16">
            <text:p>Marche pour les caractères : &amp;|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@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 env</text:p>
            <text:p>...</text:p>
            <text:p>HOLA=bon@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;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jour: command not found</text:p>
            <text:p>$&gt; env</text:p>
            <text:p>...</text:p>
            <text:p>HOLA=bon</text:p>
            <text:p>$&gt;</text:p>
          </table:table-cell>
          <table:table-cell office:value-type="string" table:style-name="ce18">
            <text:p>127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!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!jour: event not found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"jour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$USER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A<text:span text:style-name="T17">vietdu91</text:span>=bonjour</text:p>
            <text:p>PATH=..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HOLA=bonjour"=casse-toi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=bonjour=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bonjour BYE=casse-toi</text:p>
            <text:p><text:span text:style-name="T14">$&gt;</text:span><text:s/>echo $HOLA et $BY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et casse-toi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$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bonjour=bonjour</text:p>
            <text:p>PATH=...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" -n bonjour "</text:p>
            <text:p><text:span text:style-name="T14">$&gt;</text:span><text:s/>echo 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"bonjour "/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onjour /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HOLA='"'</text:p>
            <text:p><text:span text:style-name="T14">$&gt;</text:span><text:s/>echo " $HOLA " | cat -e</text:p>
          </table:table-cell>
          <table:table-cell table:style-name="ce5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" 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at</text:p>
            <text:p><text:span text:style-name="T14">$&gt;</text:span><text:s/>c$HOLA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6">[cela affiche le Makefile]</text:span><text:span text:style-name="T16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 HOL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cat Makefile | grep NAME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cat Makefile | grep NA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hey</text:p>
            <text:p><text:span text:style-name="T14">$&gt;</text:span><text:s/>echo $HOLA$HOLA$HOLA=hey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eyheyhey=heyhey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$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"""$HOLA""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$HOLA"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$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52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""$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 bonjour hey .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52">
            <text:p>/!\ Bien supprimer les espaces en trop au debut et a la fin du string d'export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"HOLA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 bonjour hey "</text:p>
            <text:p><text:span text:style-name="T14">$&gt;</text:span><text:s/>echo wesh$"HOLA HOLA".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weshHOLA HOLA.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" hola et $HOL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xport HOLA=' hola et $HOLA'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$HOLA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xport HOLA=bonjour</text:p>
            <text:p><text:span text:style-name="T14">$&gt;</text:span><text:s/>export HOLA=" hola et $HOLA"$HOLA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et bonjourbonjour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s -l - a"</text:p>
            <text:p><text:span text:style-name="T14">$&gt;</text:span><text:s/>echo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 -l - a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$HOLA</text:p>
          </table:table-cell>
          <table:table-cell table:style-name="ce5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<text:span text:style-name="T17">[...]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"$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s -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s -la"</text:p>
            <text:p><text:span text:style-name="T14">$&gt;</text:span><text:s/>l'$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l$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$HOLA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"$HOLA"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=A=bonjour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bonjour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"l"</text:p>
            <text:p><text:span text:style-name="T14">$&gt;</text:span><text:s/>'$HOLA'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$HOLAs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=A=""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HOL=A=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TE+S=T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TE+S=T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"="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'='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"="="=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'='='=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export: `===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HOLA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'$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p$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"$HOLA""$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9">
            <text:p>/home/vietdu91/42_works/minishell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"HOLA"$"BYE"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p</text:p>
            <text:p><text:span text:style-name="T14">$&gt;</text:span><text:s/>export BYE=w</text:p>
            <text:p><text:span text:style-name="T14">$&gt;</text:span><text:s/>$'HOLA'$'BYE'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HOLABYEd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-n</text:p>
            <text:p><text:span text:style-name="T14">$&gt;</text:span><text:s/>"echo $HOLA" hey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bash: echo -n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A=1 B=2 C=3 D=4 E=5 F=6 G=7 H=8</text:p>
            <text:p><text:span text:style-name="T14">$&gt;</text:span><text:s/>echo "$A'$B"'$C"$D'$E'"$F'"'$G'$H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1'2$C"$D5"$F'7'8</text:p>
            <text:p>$&gt;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bonjour</text:p>
            <text:p><text:span text:style-name="T14">$&gt;</text:span><text:s/>env</text:p>
            <text:p><text:span text:style-name="T14">$&gt;</text:span><text:s/>unset HOLA</text:p>
            <text:p><text:span text:style-name="T14">$&gt;</text:span><text:s/>unset HOLA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44">
            <text:p/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PATH</text:p>
            <text:p><text:span text:style-name="T14">$&gt;</text:span><text:s/>ls</text:p>
          </table:table-cell>
          <table:table-cell table:style-name="ce60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21">
            <text:p><text:span text:style-name="T24">$&gt;</text:span><text:span text:style-name="T25"><text:s/>unset ""</text:span></text:p>
          </table:table-cell>
          <table:table-cell table:style-name="ce60"/>
          <table:table-cell table:style-name="ce12"/>
          <table:table-cell table:style-name="ce61"/>
          <table:table-cell table:style-name="ce14"/>
          <table:table-cell table:style-name="ce15"/>
          <table:table-cell office:value-type="string" table:style-name="ce58">
            <text:p>bash: unset: `': not a valid identifier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INEXISTA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office:value-type="string" table:style-name="ce16">
            <text:p>Cas où la variable n'existe pas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text:s/></text:span>pwd</text:p>
            <text:p><text:span text:style-name="T14">$&gt;</text:span><text:s/>unset PWD</text:p>
            <text:p><text:span text:style-name="T14">$&gt;</text:span><text:s/>env | grep PWD</text:p>
            <text:p><text:span text:style-name="T14">$&gt;</text:span><text:s/>cd $PWD</text:p>
            <text:p><text:span text:style-name="T14">$&gt;</text:span><text:s/>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  <text:p>$&gt;</text:p>
            <text:p>$&gt;</text:p>
            <text:p><text:span text:style-name="T17">/home/vietdu91</text:span>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OLDPWD</text:p>
            <text:p><text:span text:style-name="T14">$&gt;</text:span><text:s/>env | grep OLD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9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9HOL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 HOL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office:value-type="string" table:style-name="ce16">
            <text:p>Il unset bien HOL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?A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?A': not a valid identifier</text:p>
            <text:p>bash: unset: `HOL.A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A=': not a valid identifier</text:p>
            <text:p>$&gt;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\\\\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\\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7">
          <table:table-cell table:style-name="ce55"/>
          <table:table-cell office:value-type="string" table:style-name="ce19">
            <text:p><text:span text:style-name="T14">$&gt;</text:span><text:s/>unset HOL;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A: command not found</text:p>
          </table:table-cell>
          <table:table-cell office:value-type="float" office:value="127" table:style-name="ce62">
            <text:p>127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.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.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+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+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=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=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{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{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}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}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-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-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-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-H: invalid option</text:p>
          </table:table-cell>
          <table:table-cell office:value-type="float" office:value="2" table:style-name="ce62">
            <text:p>2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_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A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*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*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#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#A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$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Il va unset le contenu de $HOLA, c'est-a-dire la variable bonjour</text:p>
          </table:table-cell>
          <table:table-cell table:number-columns-repeated="16374"/>
        </table:table-row>
        <table:table-row table:style-name="ro10">
          <table:table-cell table:style-name="ce55"/>
          <table:table-cell office:value-type="string" table:style-name="ce19">
            <text:p><text:span text:style-name="T14">$&gt;</text:span><text:s/>unset $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unset: `<text:span text:style-name="T17">/home/vietdu91/42_works/minishell</text:span>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@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@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!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!A: event not found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^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^A': not a valid identifier</text:p>
          </table:table-cell>
          <table:table-cell office:value-type="float" office:value="1" table:style-name="ce18">
            <text:p>1</text:p>
          </table:table-cell>
          <table:table-cell table:style-name="ce52"/>
          <table:table-cell table:number-columns-repeated="16374"/>
        </table:table-row>
        <table:table-row table:style-name="ro8">
          <table:table-cell table:style-name="ce55"/>
          <table:table-cell office:value-type="string" table:style-name="ce19">
            <text:p><text:span text:style-name="T14">$&gt;</text:span><text:s/>unset HOL$?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Unset prend en compte le contenu de $?, c'est-a-dire qu'il lit HOL0A ou HOL127A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HOL\~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HOL~': not a valid identifier</text:p>
          </table:table-cell>
          <table:table-cell office:value-type="float" office:value="1" table:style-name="ce62"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"" HOLA</text:p>
            <text:p><text:span text:style-name="T14">$&gt;<text:s/></text:span>env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': not a valid identifier</text:p>
            <text:p>$&gt;</text:p>
            <text:p>$&gt;</text:p>
          </table:table-cell>
          <table:table-cell office:value-type="string" table:style-name="ce18">
            <text:p>1</text:p>
            <text:p>0</text:p>
          </table:table-cell>
          <table:table-cell office:value-type="string" table:style-name="ce16">
            <text:p>HOLA sera quand meme unset !!</text:p>
          </table:table-cell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/text:span><text:s/>echo $PATH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62"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ATH</text:p>
            <text:p><text:span text:style-name="T14">$&gt;<text:s/></text:span>cat Makefil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at: No such file or directory</text:p>
            <text:p>$&gt;</text:p>
          </table:table-cell>
          <table:table-cell office:value-type="string" table:style-name="ce62">
            <text:p>0</text:p>
            <text:p>1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======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======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++++++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unset: `++++++': not a valid identifier</text:p>
          </table:table-cell>
          <table:table-cell office:value-type="float" office:value="0" table:style-name="ce62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_______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18"/>
          <table:table-cell office:value-type="string" table:style-name="ce19">
            <text:p><text:span text:style-name="T14">$&gt;</text:span><text:s/>unset 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ech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unse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unset sudo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55"/>
          <table:table-cell office:value-type="string" table:style-name="ce19">
            <text:p><text:span text:style-name="T14">$&gt;</text:span><text:s/>export hola | unset hola | echo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103">
            <text:p>FICHIERS BINAIRES 0️⃣ 1️⃣</text:p>
          </table:table-cell>
          <table:table-cell office:value-type="string" table:style-name="ce19">
            <text:p><text:span text:style-name="T14">$&gt;</text:span><text:s/>/bin/ech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cho Hola Que Tal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env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PATH=...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/bin/cd<text:s/><text:span text:style-name="T17">Desktop</text:span>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/bin/cd: No such file or directory</text:p>
          </table:table-cell>
          <table:table-cell office:value-type="float" office:value="127" table:style-name="ce28">
            <text:p>127</text:p>
          </table:table-cell>
          <table:table-cell table:style-name="ce29"/>
          <table:table-cell table:number-columns-repeated="16374"/>
        </table:table-row>
        <table:table-row table:style-name="ro7">
          <table:table-cell office:value-type="string" table:number-columns-spanned="1" table:number-rows-spanned="2" table:style-name="ce106">
            <text:p>HISTORIQUE<text:s/><text:span text:style-name="T12">🏦</text:span></text:p>
          </table:table-cell>
          <table:table-cell office:value-type="string" table:style-name="ce10">
            <text:p><text:span text:style-name="T14">$&gt;</text:span><text:s/>histor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...</text:p>
            <text:p>558 echo $?</text:p>
            <text:p>559 clear</text:p>
            <text:p>560 history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Affiche les 500 dernières command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<text:span text:style-name="T14">$&gt;</text:span><text:s/>[<text:span text:style-name="T16">touche du haut</text:span>]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0">
            <text:p><text:span text:style-name="T14">$&gt;</text:span><text:s/>clear</text:p>
          </table:table-cell>
          <table:table-cell office:value-type="string" table:style-name="ce18">
            <text:p>/</text:p>
          </table:table-cell>
          <table:table-cell office:value-type="string" table:style-name="ce16">
            <text:p>Defile l'historique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71" table:style-name="ce103">
            <text:p>CD 💿 PWD</text:p>
          </table:table-cell>
          <table:table-cell office:value-type="string" table:style-name="ce19"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Retourne $PWD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./hola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hola que tal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p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---p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-- p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pwd 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N'affiche qu'une foi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ls env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35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35">
            <text:p>On doit se retrouver dans le dossier défini par $HOME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L'user reste dans le même dossier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/././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On se retrouve au dossier précédent</text:p>
            <text:p><text:span text:style-name="T26">/home/vietdu91/42_works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/././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cs objs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<text:span text:style-name="T17">srcs</text:span>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e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'tc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e"tc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etc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sr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sr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<text:s/><text:span text:style-name="T17">Makefile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akefile</text:span>: Not a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<text:span text:style-name="T17">minishell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/../../../../../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cd .././../.././../bin/ls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.././../.././../bin/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'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//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'//'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///////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////////'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/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arche aussi avec les double quotes</text:p>
            <text:p><text:span text:style-name="T26">/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text:span text:style-name="T17">minishell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/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</text:p>
            <text:p><text:span text:style-name="T14">$&gt;</text:span><text:s/>cd ..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_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_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OLD_PWD</text:p>
            <text:p>$OLD_PWD et $PWD sont inversés</text:p>
            <text:p><text:span text:style-name="T26">/home/vietdu91/42_works/minishell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--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Retourne à $HOME</text:p>
            <text:p>$OLD_PWD et $PWD sont inversés</text:p>
            <text:p><text:span text:style-name="T26">/home/vietdu91</text:span>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---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--: invalid option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$HOME/<text:span text:style-name="T17">42_works</text:span>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6">
            <text:p>/home/vietdu91/42_work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"$PWD/<text:span text:style-name="T17">srcs</text:span>"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/src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'$PWD/<text:span text:style-name="T17">srcs</text:span>'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$PWD<text:span text:style-name="T17">/srcs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cd $HOME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=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unset HOME</text:p>
            <text:p><text:span text:style-name="T14">$&gt;</text:span><text:s/>export HOME</text:p>
            <text:p><text:span text:style-name="T14">$&gt;</text:span><text:s/>c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HOME not set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9"/>
          <table:table-cell table:number-columns-repeated="16374"/>
        </table:table-row>
        <table:table-row table:style-name="ro6">
          <table:covered-table-cell/>
          <table:table-cell office:value-type="string" table:style-name="ce30">
            <text:p><text:span text:style-name="T14">$&gt;</text:span><text:s/>cd<text:s/><text:span text:style-name="T17">minishell Docs crashtest.c</text:span></text:p>
          </table:table-cell>
          <table:table-cell table:style-name="ce6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6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$?</text:p>
            <text:p><text:span text:style-name="T14">$&gt;</text:span><text:s/>pwd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~</text:p>
          </table:table-cell>
          <table:table-cell table:style-name="ce64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~/ | echo $?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65">
            <text:p>/home/vietdu91/42_works/minishell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70">
            <text:p>[BONUS]<text:s/><text:span text:style-name="T15">S'il n'y a qu'un seul<text:s/></text:span><text:span text:style-name="T27">dossier</text:span><text:span text:style-name="T15"><text:s/>et rien d'autre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<text:s/><text:span text:style-name="T17">minishell</text:span>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70">
            <text:p>[BONUS]<text:s/><text:span text:style-name="T15">S'il n'y a qu'un seul<text:s/></text:span><text:span text:style-name="T27">fichier</text:span><text:span text:style-name="T15"><text:s/>et rien d'autr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cd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text:s/><text:span text:style-name="T15">S'il y au moins deux éléments</text:span>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 ..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chdir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: error retrieving current directory: getcwd: cannot access parent directorie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/a/b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mkdir a/b</text:p>
            <text:p><text:span text:style-name="T14">$&gt;</text:span><text:s/>cd a/b</text:p>
            <text:p><text:span text:style-name="T14">$&gt;</text:span><text:s/>rm -r ../../a</text:p>
            <text:p><text:span text:style-name="T14">$&gt;</text:span><text:s/>cd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</text:span><text:span text:style-name="T17"/></text:p>
            <text:p>$&gt;</text:p>
            <text:p><text:span text:style-name="T17">/home/vietdu91/42_works/minishell/a/b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mkdir a</text:p>
            <text:p><text:span text:style-name="T14">$&gt;</text:span><text:s/>cd a</text:p>
            <text:p><text:span text:style-name="T14">$&gt;</text:span><text:s/>rm -r ../a</text:p>
            <text:p><text:span text:style-name="T14">$&gt;</text:span><text:s/>echo $PWD</text:p>
            <text:p><text:span text:style-name="T14">$&gt;</text:span><text:s/>echo $OLDPWD</text:p>
          </table:table-cell>
          <table:table-cell table:style-name="ce7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../../../home/vietdu91/42_works/minishell/a</text:span><text:span text:style-name="T17"/></text:p>
            <text:p>$&gt;</text:p>
            <text:p><text:span text:style-name="T17">../../..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 $HOME/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CDPATH=/</text:p>
            <text:p><text:span text:style-name="T14">$&gt;</text:span><text:s/>cd<text:s/><text:span text:style-name="T17">home/vietdu91</text:span>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6">
            <text:p><text:span text:style-name="T28">A gerer ?</text:span><text:span text:style-name="T28"/></text:p>
            <text:p>/home/vietdu9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/minishell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CDPATH=./</text:p>
            <text:p><text:span text:style-name="T14">$&gt;</text:span><text:s/>cd .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office:value-type="string" table:style-name="ce65">
            <text:p><text:span text:style-name="T28">A gerer ?</text:span><text:span text:style-name="T28"/></text:p>
            <text:p>/home/vietdu91/42_works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14" table:style-name="ce106">
            <text:p>BÂTARDS<text:s/><text:span text:style-name="T29">🖕</text:span></text:p>
          </table:table-cell>
          <table:table-cell office:value-type="string" table:style-name="ce10">
            <text:p><text:span text:style-name="T22">$&gt;</text:span><text:s/>chmod 000 minishell</text:p>
            <text:p><text:span text:style-name="T22">$&gt;</text:span><text:s/>./minishell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./minishell 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hola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./Makefile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bash: ./Makefile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./minishell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Relance le Minishell</text:p>
            <text:p>Il faut donc 2 fois exit pour exit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nv | grep SHLVL</text:p>
            <text:p><text:span text:style-name="T14">$&gt;</text:span><text:s/>./minishell</text:p>
            <text:p><text:span text:style-name="T14">$&gt;</text:span><text:s/>env | grep SHLVL</text:p>
            <text:p><text:span text:style-name="T14">$&gt;</text:span><text:s/>exit</text:p>
            <text:p><text:span text:style-name="T14">$&gt;</text:span><text:s/>env | grep SHLVL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7">
            <text:p>$&gt;</text:p>
          </table:table-cell>
          <table:table-cell office:value-type="string" table:style-name="ce18">
            <text:p>0</text:p>
            <text:p>0</text:p>
            <text:p>0</text:p>
            <text:p>0</text:p>
            <text:p>0</text:p>
          </table:table-cell>
          <table:table-cell table:style-name="ce16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touch hola</text:p>
            <text:p><text:span text:style-name="T14">$&gt;</text:span><text:s/>./hola</text:p>
          </table:table-cell>
          <table:table-cell office:value-type="string" table:style-name="ce71">
            <text:p>messag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./hola: Permission denied</text:p>
            <text:p>$&gt;</text:p>
          </table:table-cell>
          <table:table-cell office:value-type="float" office:value="126" table:style-name="ce18">
            <text:p>126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" 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3">
            <text:p>66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nv|"wc "-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wc -l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1 + 1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2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r $? + $?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0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Fait la somme de la valeur de $?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n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PWD=/mnt/nfs/homes/emtran/Desktop/42_minishell</text:p>
            <text:p>SHLVL=1</text:p>
            <text:p>_=/usr/bin/env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expor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export OLDPWD</text:p>
            <text:p>export PWD="/mnt/nfs/homes/emtran/Desktop/42_minishell"</text:p>
            <text:p>export SHLVL="1"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HOME not set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7">
          <table:covered-table-cell/>
          <table:table-cell office:value-type="string" table:style-name="ce10">
            <text:p><text:span text:style-name="T22">$&gt;</text:span><text:s/>env -i ./minishell</text:p>
            <text:p><text:span text:style-name="T14">$&gt;</text:span><text:s/>cd ~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46" table:style-name="ce103">
            <text:p>EXIT <text:s/>⛔</text:p>
          </table:table-cell>
          <table:table-cell office:value-type="string" table:style-name="ce19">
            <text:p><text:span text:style-name="T14">$&gt;</text:span><text:s/>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exit</text:p>
          </table:table-cell>
          <table:table-cell table:style-name="ce2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9">
            <text:p>exit</text:p>
            <text:p>bash: exit: exit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que tal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666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666 hola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hola 666 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hola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3" table:style-name="ce28">
            <text:p>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2" table:style-name="ce28">
            <text:p>25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0000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14" table:style-name="ce28">
            <text:p>21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25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3" table:style-name="ce28">
            <text:p>253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4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42" table:style-name="ce28">
            <text:p>4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69 -9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too many arguments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+++++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++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-----0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--0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666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02" table:style-name="ce28">
            <text:p>10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----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----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++++666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++++666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'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54" table:style-name="ce28">
            <text:p>154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2'66'32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" table:style-name="ce28">
            <text:p>8</text:p>
          </table:table-cell>
          <table:table-cell office:value-type="string" table:style-name="ce29">
            <text:p>Marche aussi pour les double quote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"'666'"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'666'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"666"'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bash: exit: "666"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+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170" table:style-name="ce28">
            <text:p>17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'666'"666"666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86" table:style-name="ce28">
            <text:p>86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9223372036854775807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255" table:style-name="ce28">
            <text:p>255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9223372036854775808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it -9223372036854775808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9">
            <text:p>exit</text:p>
            <text:p><text:span text:style-name="T22">~/minishell</text:span><text:s/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exit -9223372036854775809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5">
            <text:p>exit</text:p>
            <text:p>bash: exit: -9223372036854775809: numeric argument required</text:p>
            <text:p><text:span text:style-name="T22">~/minishell</text:span><text:s/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5">
          <table:table-cell office:value-type="string" table:number-columns-spanned="1" table:number-rows-spanned="48" table:style-name="ce106">
            <text:p>PIPES<text:s/><text:span text:style-name="T12">🚬</text:span></text:p>
          </table:table-cell>
          <table:table-cell office:value-type="string" table:style-name="ce19">
            <text:p><text:span text:style-name="T14">$&gt;</text:span><text:s/>cat | cat | ca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/>
            <text:p/>
            <text:p/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Apparaît la ligne ls</text:p>
            <text:p>Et 3 retours à la ligne avec la touche Entrée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ls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52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exit 42</text:p>
          </table:table-cell>
          <table:table-cell table:style-name="ce7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42" table:style-name="ce18">
            <text:p>42</text:p>
          </table:table-cell>
          <table:table-cell office:value-type="string" table:style-name="ce16">
            <text:p>Ne fait rien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exit | 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xit | cat -e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cat -e bonjour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| echo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echo que tal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nv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oui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oui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oui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non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oui | echo non | echo hola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-e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7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7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/ | echo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d .. | pwd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4">
            <text:p>/home/vietdu91/42_works/minishell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ifconfig | grep ":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docker0: flags=4099&lt;UP,BROADCAST,MULTICAST&gt; mtu 1500</text:p>
            <text:p>ether 02:42:27:cf:95:49 txqueuelen 0 (Ethernet)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ifconfig | grep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whoami | grep $USER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oami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vietdu91</text:span>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whereis ls | cat -e | cat -e &gt; /tmp/bonjour</text:p>
            <text:p><text:span text:style-name="T14">$&gt;</text:span><text:s/>cat /tmp/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/usr/bin/ls /usr/share/man/man1/ls.1posix.gz /usr/share/man/man1/ls.1.gz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hola</text:p>
          </table:table-cell>
          <table:table-cell table:style-name="ce11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 ls hola</text:p>
          </table:table-cell>
          <table:table-cell table:style-name="ce17"/>
          <table:table-cell table:style-name="ce12"/>
          <table:table-cell table:style-name="ce54"/>
          <table:table-cell table:style-name="ce14"/>
          <table:table-cell table:style-name="ce15"/>
          <table:table-cell office:value-type="string" table:style-name="ce30">
            <text:p>ls: cannot access 'hola': No such file or directory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| hola | ls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ola: command not found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hola | rev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hola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| ls | echo hola | rev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loh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.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Sort la commande entiere de ls -la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| grep "'.'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echo test.c | cat -e| cat -e| cat -e| cat -e| cat -e| cat -e| cat -e| cat -e|cat -e|cat -e|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est.c$$$$$$$$$$$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ls|ls|ls|ls|ls|ls|ls|ls|ls|ls|ls|ls</text:p>
            <text:p>|ls|ls|ls|ls|ls|ls|ls|ls|ls|ls|ls|ls|ls|ls|ls|ls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cho hola | cat | cat | cat | cat | cat | grep hola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|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cat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||| ca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|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|o hola | ca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ch: command not found</text:p>
            <text:p>bash: o: command not found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cat -e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[...]</text:p>
            <text:p><text:span text:style-name="T17">$$</text:span><text:span text:style-name="T17"/></text:p>
            <text:p><text:span text:style-name="T17">.PHONY: all clean fclean re$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Makefile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srcs | grep srcs | cat -e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objs/%.o: srcs/%.c$</text:span><text:span text:style-name="T17"/></text:p>
            <text:p><text:span text:style-name="T17">@norminette srcs/*$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0">
          <table:covered-table-cell/>
          <table:table-cell office:value-type="string" table:style-name="ce30">
            <text:p><text:span text:style-name="T14">$&gt;</text:span><text:s/>cat Makefile | grep pr | head -n 5 | cd file_not_exist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cd: file_not_exist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cat Makefile | grep pr | head -n 5 | hello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hello: command not found</text:p>
            <text:p>$&gt;</text:p>
          </table:table-cell>
          <table:table-cell office:value-type="float" office:value="127" table:style-name="ce18">
            <text:p>127</text:p>
          </table:table-cell>
          <table:table-cell table:style-name="ce16"/>
          <table:table-cell table:number-columns-repeated="16374"/>
        </table:table-row>
        <table:table-row table:style-name="ro8">
          <table:covered-table-cell/>
          <table:table-cell office:value-type="string" table:style-name="ce30">
            <text:p><text:span text:style-name="T14">$&gt;</text:span><text:s/>export HOLA=bonjour | cat -e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unset HOLA | cat -e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8">
          <table:table-cell table:style-name="ce63"/>
          <table:table-cell office:value-type="string" table:style-name="ce30">
            <text:p><text:span text:style-name="T14">$&gt;</text:span><text:s/>export HOLA | echo hola</text:p>
            <text:p><text:span text:style-name="T14">$&gt;</text:span><text:s/>env | grep PROU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port | echo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sleep 3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time sleep 3 | sleep 3</text:p>
          </table:table-cell>
          <table:table-cell table:style-name="ce1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real0m3.002s</text:p>
            <text:p>user0m0.003s</text:p>
            <text:p>sys0m0.001s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sleep 3 | exi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30">
            <text:p><text:span text:style-name="T14">$&gt;</text:span><text:s/>exit | sleep 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16">
            <text:p>Le prompt apparait au bout de 3 secondes</text:p>
          </table:table-cell>
          <table:table-cell table:number-columns-repeated="16374"/>
        </table:table-row>
        <table:table-row table:style-name="ro6">
          <table:table-cell table:style-name="ce63"/>
          <table:table-cell office:value-type="string" table:style-name="ce19">
            <text:p><text:span text:style-name="T14">$&gt;</text:span><text:s/>echo hola &gt; a</text:p>
            <text:p><text:span text:style-name="T14">$&gt;</text:span><text:s/>&gt;&gt;b echo que tal</text:p>
            <text:p><text:span text:style-name="T14">$&gt;</text:span><text:s/>cat a | &lt;b cat | cat &gt; c | cat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table:style-name="ce16"/>
          <table:table-cell table:number-columns-repeated="16374"/>
        </table:table-row>
        <table:table-row table:style-name="ro12">
          <table:table-cell office:value-type="string" table:number-columns-spanned="1" table:number-rows-spanned="26" table:style-name="ce103">
            <text:p>&amp;&amp;<text:s/><text:span text:style-name="T20">🍒</text:span><text:s/>||</text:p>
          </table:table-cell>
          <table:table-cell office:value-type="string" table:style-name="ce19">
            <text:p><text:span text:style-name="T14">$&gt;</text:span><text:s/>pwd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||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amp;&amp; echo bonjour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bonjour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-n bonjour &amp;&amp; echo -n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hola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pwd &amp;&amp;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pwd || ls &amp;&amp;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pwd &amp;&amp;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/home/vietdu91/42_works/minishell</text:span><text:span text:style-name="T17"/>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pwd || ls || echo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||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xport ""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ls &amp;&amp; expor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srcs test.c</text:span><text:span text:style-name="T17"/></text:p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""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bash: export: `': not a valid identifier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||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&amp;&amp; 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;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</text:p>
            <text:p>unexpected token `;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|&amp;;()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79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&amp;&amp; &lt;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51">
            <text:p>[BONUS]<text:s/><text:span text:style-name="T15">Marche pour les metacharacters &lt;&gt;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| echo ||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/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cat | echo &amp;&amp; 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/>
            <text:p/>
            <text:p><text:span text:style-name="T17">crashtest.c Docs Dockers Drawings Makefile minishell philosophers srcs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ls ||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cat | echo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/>
            <text:p/>
            <text:p><text:span text:style-name="T13">$&gt;</text:span>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xport "" &amp;&amp; unset ""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export: `': not a valid identifier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8" table:style-name="ce106">
            <text:p>( PARENTHESES )</text:p>
          </table:table-cell>
          <table:table-cell office:value-type="string" table:style-name="ce19">
            <text:p><text:span text:style-name="T14">$&gt;</text:span><text:s/>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 ( ls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) ls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ls &amp;&amp;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crashtest.c Docs Dockers Drawings Makefile minishell philosophers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&amp;&amp;pwd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 ( ls ) &amp;&amp;pwd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4">
          <table:covered-table-cell/>
          <table:table-cell office:value-type="string" table:style-name="ce19">
            <text:p><text:span text:style-name="T14">$&gt;</text:span><text:s/>(ls &amp;&amp; ( ( pwd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srcs 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/text:span><text:s/>(ls &amp;&amp; pwd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ls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hola (ls &amp;&amp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(&g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  <text:p><text:span text:style-name="T14">$&gt;</text:span><text:s/>ls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text:s/><text:span text:style-name="T15">Si pwd existe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&lt; 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wd: No such file or directory</text:p>
            <text:p>$&gt;</text:p>
          </table:table-cell>
          <table:table-cell office:value-type="float" office:value="1" table:style-name="ce18">
            <text:p>1</text:p>
          </table:table-cell>
          <table:table-cell office:value-type="string" table:style-name="ce78">
            <text:p>[BONUS]<text:s/><text:span text:style-name="T15">Si pwd n'existe pas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 ( ( ( ( pwd) ) ) ) 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3">
            <text:p><text:span text:style-name="T17">/home/vietdu91/42_works/minishell</text:span><text:span text:style-name="T17"/>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)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)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&gt; pwd (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bash: syntax error near unexpected token `('</text:p>
            <text:p>$&gt;</text:p>
          </table:table-cell>
          <table:table-cell office:value-type="float" office:value="2" table:style-name="ce18">
            <text:p>2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||pwd)&amp;&amp;(l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crashtest.c Docs Dockers Drawings Makefile minishell philosophers pwd srcs test.c</text:p>
            <text:p>crashtest.c Docs Dockers Drawings Makefile minishell philosophers pwd srcs test.c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6">
          <table:covered-table-cell/>
          <table:table-cell office:value-type="string" table:style-name="ce19">
            <text:p><text:span text:style-name="T14">$&gt;</text:span><text:s/>(lss||pwd)&amp;&amp;(lss||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/home/vietdu91/42_works/minishell</text:p>
            <text:p><text:span text:style-name="T13">bash: lss: command not found</text:span><text:span text:style-name="T13"/></text:p>
            <text:p>/home/vietdu91/42_works/minishell</text:p>
            <text:p><text:span text:style-name="T13">$&gt;</text:span>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(lss&amp;&amp;pwd)&amp;&amp;(lss&amp;&amp;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1">
            <text:p><text:span text:style-name="T13">bash: lss: command not found</text:span><text:span text:style-name="T13"/></text:p>
            <text:p><text:span text:style-name="T13">$&gt;</text:span></text:p>
          </table:table-cell>
          <table:table-cell office:value-type="float" office:value="127" table:style-name="ce18">
            <text:p>127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7">
          <table:covered-table-cell/>
          <table:table-cell office:value-type="string" table:style-name="ce19">
            <text:p><text:span text:style-name="T14">$&gt;<text:s/></text:span>(ls &amp;&amp; pwd | wc) &gt; hola</text:p>
            <text:p><text:span text:style-name="T14">$&gt;</text:span><text:s/>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crashtest.c</text:p>
            <text:p>Docs</text:p>
            <text:p>Dockers</text:p>
            <text:p>Drawings</text:p>
            <text:p>Makefile</text:p>
            <text:p>minishell</text:p>
            <text:p>philosophers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9">
          <table:covered-table-cell/>
          <table:table-cell office:value-type="string" table:style-name="ce19">
            <text:p><text:span text:style-name="T14">$&gt;<text:s/></text:span>(ls &amp;&amp; pwd | wc) &gt;&gt; hola</text:p>
            <text:p><text:span text:style-name="T14">$&gt;</text:span><text:s/>echo hey&amp;&amp;(ls &amp;&amp; pwd | wc) &gt; hola</text:p>
            <text:p><text:span text:style-name="T14">$&gt;</text:span><text:s/>cat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81">
            <text:p><text:span text:style-name="T13">hey</text:span><text:span text:style-name="T13"/></text:p>
            <text:p><text:span text:style-name="T13">$&gt;</text:span><text:span text:style-name="T13"/></text:p>
            <text:p>crashtest.c</text:p>
            <text:p>Docs</text:p>
            <text:p>[...]</text:p>
            <text:p>srcs</text:p>
            <text:p>test.c</text:p>
            <text:p>1 1 34</text:p>
            <text:p>crashtest.c</text:p>
            <text:p>Docs</text:p>
            <text:p>[...]</text:p>
            <text:p>srcs</text:p>
            <text:p>test.c</text:p>
            <text:p>1 1 34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text:s/></text:span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text:s/></text:span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&amp;&amp;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ey &gt; hola</text:p>
            <text:p><text:span text:style-name="T14">$&gt;</text:span><text:s/>(ls -z || pwd | wc) &lt; 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82"/>
          <table:table-cell office:value-type="string" table:style-name="ce19">
            <text:p>ls: invalid option -- 'z'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(ls -z || pwd &amp;&amp; ls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invalid option -- 'z'</text:p>
            <text:p><text:span text:style-name="T17">/home/vietdu91/42_works/minishell</text:span><text:span text:style-name="T17"/></text:p>
            <text:p><text:span text:style-name="T17">crashtest.c Docs Dockers Drawings Makefile minishell philosophers pwd srcs test.c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12">
          <table:covered-table-cell/>
          <table:table-cell office:value-type="string" table:style-name="ce30">
            <text:p><text:span text:style-name="T14">$&gt;</text:span><text:s/>ls || (cat Makefile|grep srcs) &amp;&amp; (pwd|wc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<text:span text:style-name="T17">crashtest.c Docs Dockers Drawings Makefile minishell philosophers pwd srcs test.c</text:span><text:span text:style-name="T17"/></text:p>
            <text:p><text:span text:style-name="T17">1 1 34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&amp;&amp; (ls) &amp;&amp; (pwd)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ls: invalid option -- 'z'</text:p>
            <text:p>$&gt;</text:p>
          </table:table-cell>
          <table:table-cell office:value-type="float" office:value="130" table:style-name="ce18">
            <text:p>13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(ls &gt; Docs/hey &amp;&amp; pwd)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4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20">
          <table:covered-table-cell/>
          <table:table-cell office:value-type="string" table:style-name="ce19">
            <text:p><text:span text:style-name="T14">$&gt;</text:span><text:s/>ls &gt; Docs/hey &amp;&amp; pwd &gt; hola</text:p>
            <text:p><text:span text:style-name="T14">$&gt;</text:span><text:s/>cat hola</text:p>
            <text:p><text:span text:style-name="T14">$&gt;</text:span><text:s/>cat Docs/hey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5">
            <text:p><text:span text:style-name="T17">/home/vietdu91/42_works/minishell</text:span><text:span text:style-name="T17"/></text:p>
            <text:p><text:span text:style-name="T13">$&gt;</text:span><text:span text:style-name="T13"/>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srcs</text:span><text:span text:style-name="T17"/></text:p>
            <text:p><text:span text:style-name="T17">test.c</text:span><text:span text:style-name="T17"/></text:p>
            <text:p><text:span text:style-name="T13">$&gt;</text:span></text:p>
          </table:table-cell>
          <table:table-cell office:value-type="string" table:style-name="ce18">
            <text:p>0</text:p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d ../.. &amp;&amp; pwd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(cd ../.. &amp;&amp; pwd) &amp;&amp; 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</text:span><text:span text:style-name="T17"/></text:p>
            <text:p><text:span text:style-name="T17">/home/vietdu91/42_works/minishell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cd ../../..&amp;&amp;pwd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ls -z || (cd ../../..&amp;&amp;pwd)</text:p>
            <text:p><text:span text:style-name="T14">$&gt;</text:span><text:s/>pwd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6">
            <text:p>ls: invalid option -- 'z'</text:p>
            <text:p><text:span text:style-name="T17">/home/vietdu91</text:span><text:span text:style-name="T17"/></text:p>
            <text:p>$&gt;</text:p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18">
            <text:p>0</text:p>
            <text:p>0</text:p>
          </table:table-cell>
          <table:table-cell office:value-type="string" table:style-name="ce78">
            <text:p>[BONUS]</text:p>
          </table:table-cell>
          <table:table-cell table:number-columns-repeated="16374"/>
        </table:table-row>
        <table:table-row table:style-name="ro6">
          <table:table-cell office:value-type="string" table:number-columns-spanned="1" table:number-rows-spanned="105" table:style-name="ce103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office:value-type="string" table:style-name="ce19">
            <text:p><text:span text:style-name="T14">$&gt;</text:span><text:s/>echo hola 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que tal &gt;&gt; bonjour</text:p>
            <text:p><text:span text:style-name="T14">$&gt;</text:span><text:s/>cat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que tal &gt; /tmp/bonjour</text:p>
            <text:p><text:span text:style-name="T14">$&gt;</text:span><text:s/>cat -e /tmp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que tal$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xport HOLA=hey</text:p>
            <text:p><text:span text:style-name="T14">$&gt;</text:span><text:s/>echo bonjour &gt; $HOLA</text:p>
            <text:p><text:span text:style-name="T14">$&gt;</text:span><text:s/>echo $HOLA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office:value-type="string" table:style-name="ce29">
            <text:p>Ne fait rien</text:p>
          </table:table-cell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whereis grep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grep: /usr/bin/grep /usr/share/man/man1/grep.1.gz /usr/share/man/man1/grep.1posix.gz /usr/share/info/grep.info.gz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ls -la &gt; Docs/bonjour</text:p>
            <text:p><text:span text:style-name="T14">$&gt;</text:span><text:s/>cat Do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total 16</text:span><text:span text:style-name="T17"/></text:p>
            <text:p><text:span text:style-name="T17">drwx------ 2 vietdu91 [...] .</text:span><text:span text:style-name="T17"/></text:p>
            <text:p><text:span text:style-name="T17">drwxrwxewt 51 root [...] ..</text:span><text:span text:style-name="T17"/></text:p>
            <text:p><text:span text:style-name="T17">-rwxr-xr-x 8 vietdu91 [...] crashtest.c</text:span><text:span text:style-name="T17"/></text:p>
            <text:p>[...]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&gt;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wd &gt; bonjour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<text:span text:style-name="T17">/home/vietdu91/42_works/minishell</text:span><text:span text:style-name="T17"/>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&g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 &lt; bonjour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&g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| echo hola</text:p>
            <text:p><text:span text:style-name="T14">$&gt;</text:span><text:s/>cat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prout hola &gt; bonjour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command not found</text:p>
            <text:p>$&gt;</text:p>
            <text:p>bonjour [...]</text:p>
          </table:table-cell>
          <table:table-cell office:value-type="string" table:style-name="ce28">
            <text:p>127</text:p>
            <text:p>0</text:p>
          </table:table-cell>
          <table:table-cell office:value-type="string" table:style-name="ce35">
            <text:p>Erreur mais file "bonjour" cree tout de meme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ls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hello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 &gt;&gt; hello &gt;&gt; hello</text:p>
            <text:p><text:span text:style-name="T14">$&gt;</text:span><text:s/>echo hola &gt;&gt; hello</text:p>
            <text:p><text:span text:style-name="T14">$&gt;</text:span><text:s/>echo hola &gt; hello &gt;&gt; hello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&gt; hello &gt;&gt; hello &gt; hello</text:p>
            <text:p><text:span text:style-name="T14">$&gt;</text:span><text:s/>echo hola &gt;&gt; hello</text:p>
            <text:p><text:span text:style-name="T14">$&gt;</text:span><text:s/>echo hola &gt;&gt; hello &gt;&gt; hello &gt; hello</text:p>
            <text:p><text:span text:style-name="T14">$&gt;</text:span><text:s/>cat &lt;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ola &gt;&gt; hello &gt;&gt; hello &gt;&gt; hello</text:p>
            <text:p><text:span text:style-name="T14">$&gt;</text:span><text:s/>echo hola &gt;&gt; hello</text:p>
            <text:p><text:span text:style-name="T14">$&gt;</text:span><text:s/>cat &lt; hello</text:p>
          </table:table-cell>
          <table:table-cell table:style-name="ce8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bonjour &lt;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hello</text:p>
            <text:p><text:span text:style-name="T14">$&gt;</text:span><text:s/>echo hey &gt; bonjour</text:p>
            <text:p><text:span text:style-name="T14">$&gt;</text:span><text:s/>echo &lt;hello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/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 bonjour 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 hello 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21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echo hola &gt;&gt; bonjour &gt;&gt; hello &gt;&gt; bonjour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hola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bonjour echo hola bonjour</text:p>
            <text:p><text:span text:style-name="T14">$&gt;</text:span><text:s/>cat bonjour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 bonjour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1">
          <table:covered-table-cell/>
          <table:table-cell office:value-type="string" table:style-name="ce30">
            <text:p><text:span text:style-name="T14">$&gt;</text:span><text:s/>&gt;bonjour echo &gt; hola&gt;bonjour&gt;hola&gt;&gt;bonjour&gt;hola hey &gt;bonjour hola &gt;hola</text:p>
            <text:p><text:span text:style-name="T14">$&gt;</text:span><text:s/>cat bonjour</text:p>
            <text:p><text:span text:style-name="T14">$&gt;<text:s/></text:span>cat hola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ey 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hola1 &gt;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$&gt;</text:p>
            <text:p>hello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5">
          <table:covered-table-cell/>
          <table:table-cell office:value-type="string" table:style-name="ce30">
            <text:p><text:span text:style-name="T14">$&gt;</text:span><text:s/>echo bonjour &gt; hola1</text:p>
            <text:p><text:span text:style-name="T14">$&gt;</text:span><text:s/>echo hello &gt; hola2</text:p>
            <text:p><text:span text:style-name="T14">$&gt;</text:span><text:s/>echo 2 &gt;&gt;hola1 &gt; hola2</text:p>
            <text:p><text:span text:style-name="T14">$&gt;</text:span><text:s/>ls</text:p>
            <text:p><text:span text:style-name="T14">$&gt;</text:span><text:s/>cat hola1</text:p>
            <text:p><text:span text:style-name="T14">$&gt;</text:span><text:s/>cat hola2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1 hola2 [...]</text:p>
            <text:p>$&gt;</text:p>
            <text:p>bonjour</text:p>
            <text:p>$&gt;</text:p>
            <text:p>2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 pwd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wd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 pw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&lt;<text:s/><text:span text:style-name="T17">Makefile</text:span><text:s/>.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.: not enough arguments</text:p>
            <text:p>$&gt;</text:p>
          </table:table-cell>
          <table:table-cell office:value-type="float" office:value="1" table:style-name="ce28">
            <text:p>1</text:p>
          </table:table-cell>
          <table:table-cell office:value-type="string" table:style-name="ce35">
            <text:p>Voir pourquoi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srcs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rcs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lt;../pwd</text:p>
          </table:table-cell>
          <table:table-cell table:style-name="ce8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../pwd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35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newline'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35">
            <text:p>Marche aussi pour les autres operateurs de redirection</text:p>
          </table:table-cell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lt;&l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lt;&l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18">
          <table:covered-table-cell/>
          <table:table-cell office:value-type="string" table:style-name="ce19">
            <text:p><text:span text:style-name="T14">$&gt;</text:span><text:s/>cat &gt;&gt; &gt; &gt;&gt; &lt;&lt; &gt;&gt;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80">
            <text:p>bash: syntax error near unexpected token `&gt;'</text:p>
            <text:p>$&gt;</text:p>
          </table:table-cell>
          <table:table-cell office:value-type="float" office:value="2" table:style-name="ce28">
            <text:p>2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 ls &gt; 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: No such file or directory</text:p>
            <text:p>$&gt;</text:p>
          </table:table-cell>
          <table:table-cell office:value-type="float" office:value="1" table:style-name="ce28"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gt; ls1 &lt; ls2</text:p>
            <text:p><text:span text:style-name="T14">$&gt;</text:span><text:s/>ls</text:p>
          </table:table-cell>
          <table:table-cell table:style-name="ce89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ls2: No such file or directory</text:p>
            <text:p>$&gt;</text:p>
            <text:p>ls1 [...]</text:p>
            <text:p>$&gt;</text:p>
          </table:table-cell>
          <table:table-cell office:value-type="string" table:style-name="ce28"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&gt;hola</text:p>
            <text:p><text:span text:style-name="T14">$&gt;</text:span><text:s/>cat hola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 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bonjour</text:p>
            <text:p><text:span text:style-name="T14">$&gt;</text:span><text:s/>cat&lt;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&gt; 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bonjour</text:p>
            <text:p><text:span text:style-name="T14">$&gt;</text:span><text:s/>cat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cat &lt; 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srcs/bonjour</text:p>
            <text:p><text:span text:style-name="T14">$&gt;</text:span><text:s/>cat &lt;srcs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rm bonjour</text:p>
            <text:p><text:span text:style-name="T14">$&gt;</text:span><text:s/>echo que tal &gt;&gt; bonjour</text:p>
            <text:p><text:span text:style-name="T14">$&gt;</text:span><text:s/>cat &lt; 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'c'"h"o hola &gt; bonjour</text:p>
            <text:p><text:span text:style-name="T14">$&gt;</text:span><text:s/>cat 'bo'"n"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</table:table-cell>
          <table:table-cell office:value-type="string" table:style-name="ce28"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echo hola &gt; bonjour\ 1</text:p>
            <text:p><text:span text:style-name="T14">$&gt;</text:span><text:s/>ls</text:p>
            <text:p><text:span text:style-name="T14">$&gt;</text:span><text:s/>cat bonjour\ 1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1' [...]</text:p>
            <text:p>$&gt;</text:p>
            <text:p>hola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 hey</text:p>
            <text:p><text:span text:style-name="T14">$&gt;</text:span><text:s/>ls</text:p>
            <text:p><text:span text:style-name="T14">$&gt;</text:span><text:s/>cat bonjour</text:p>
            <text:p><text:span text:style-name="T14">$&gt;</text:span><text:s/>cat hey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srcs/hello &lt;prout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gt;srcs/hello &lt;prout</text:p>
            <text:p><text:span text:style-name="T14">$&gt;</text:span><text:s/>ls srcs</text:p>
            <text:p><text:span text:style-name="T14">$&gt;</text:span><text:s/>cat srcs/bonjour srcs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text:s/></text:span>rm srcs/bonjour srcs/hello</text:p>
            <text:p><text:span text:style-name="T14">$&gt;</text:span><text:s/>&gt;srcs/bonjour &lt;prout &gt;srcs/hello</text:p>
            <text:p><text:span text:style-name="T14">$&gt;</text:span><text:s/>ls srcs</text:p>
            <text:p><text:span text:style-name="T14">$&gt;</text:span><text:s/>cat srcs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gt;../hello &lt;prout</text:p>
            <text:p><text:span text:style-name="T14">$&gt;</text:span><text:s/>cat ../bonjour ../hello</text:p>
          </table:table-cell>
          <table:table-cell table:style-name="ce36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gt;../hello &lt;prout</text:p>
            <text:p><text:span text:style-name="T14">$&gt;</text:span><text:s/>ls ..</text:p>
            <text:p><text:span text:style-name="T14">$&gt;</text:span><text:s/>cat ../bonjour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 hello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/text:span><text:s/>&gt;../bonjour &lt;prout &gt;../hello</text:p>
            <text:p><text:span text:style-name="T14">$&gt;</text:span><text:s/>cat ../bonjour</text:p>
            <text:p><text:span text:style-name="T14">$&gt;</text:span><text:s/>cat ..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../bonjour</text:p>
            <text:p><text:span text:style-name="T14">$&gt;</text:span><text:s/>echo hey &gt; ../hello</text:p>
            <text:p><text:span text:style-name="T14">$&gt;<text:s/></text:span>rm ../bonjour ../hello</text:p>
            <text:p><text:span text:style-name="T14">$&gt;</text:span><text:s/>&gt;../bonjour &lt;prout &gt;../hello</text:p>
            <text:p><text:span text:style-name="T14">$&gt;</text:span><text:s/>ls ..</text:p>
            <text:p><text:span text:style-name="T14">$&gt;</text:span><text:s/>cat ../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gt;&gt;srcs/hello &lt;prout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gt;&gt;srcs/bonjour &lt;prout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srcs/bonjour</text:p>
            <text:p><text:span text:style-name="T14">$&gt;</text:span><text:s/>echo hey &gt; srcs/hello</text:p>
            <text:p><text:span text:style-name="T14">$&gt;</text:span><text:s/>&lt;prout &gt;&gt;srcs/bonjour &gt;&gt;srcs/hello</text:p>
            <text:p><text:span text:style-name="T14">$&gt;</text:span><text:s/>cat srcs/bonjour</text:p>
            <text:p><text:span text:style-name="T14">$&gt;</text:span><text:s/>cat srcs/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lt;bonjour &gt;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hola</text:p>
            <text:p>$&gt;</text:p>
            <text:p>&gt;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rm bonjour hello</text:p>
            <text:p><text:span text:style-name="T14">$&gt;</text:span><text:s/>&gt;bonjour &gt;hello &lt; prout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/text:span><text:s/>&gt;bonjour &lt;prout hello</text:p>
            <text:p><text:span text:style-name="T14">$&gt;</text:span><text:s/>cat bonjour</text:p>
            <text:p><text:span text:style-name="T14">$&gt;</text:span><text:s/>cat hello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  <text:p>hey</text:p>
            <text:p>$&gt;</text:p>
          </table:table-cell>
          <table:table-cell office:value-type="string" table:style-name="ce28">
            <text:p>0</text:p>
            <text:p>0</text:p>
            <text:p>1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echo hey &gt; hello</text:p>
            <text:p><text:span text:style-name="T14">$&gt;<text:s/></text:span>rm bonjour hello</text:p>
            <text:p><text:span text:style-name="T14">$&gt;</text:span><text:s/>&gt;bonjour &lt;prout hello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bash: prout: No such file or directory</text:p>
            <text:p>$&gt;</text:p>
            <text:p>$&gt;</text:p>
          </table:table-cell>
          <table:table-cell office:value-type="string" table:style-name="ce28">
            <text:p>0</text:p>
            <text:p>0</text:p>
            <text:p>0</text:p>
            <text:p>1</text:p>
            <text:p>0</text:p>
          </table:table-cell>
          <table:table-cell office:value-type="string" table:style-name="ce29">
            <text:p>Le fichier hello n'existe pas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bonjour</text:p>
            <text:p><text:span text:style-name="T14">$&gt;</text:span><text:s/>&lt;bonjour cat | wc &gt; bonjour</text:p>
            <text:p><text:span text:style-name="T14">$&gt;</text:span><text:s/>cat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0 0 0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rm -f bonjour</text:p>
            <text:p><text:span text:style-name="T14">$&gt;</text:span><text:s/>rm bonjour &gt; bonjour</text:p>
            <text:p><text:span text:style-name="T14">$&gt;</text:span><text:s/>ls -l bonjour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ls: cannot access 'bonjour': No such file or directory</text:p>
          </table:table-cell>
          <table:table-cell office:value-type="string" table:style-name="ce28">
            <text:p>0</text:p>
            <text:p>0</text:p>
            <text:p>2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"$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"HOLA"</text:p>
            <text:p><text:span text:style-name="T14">$&gt;</text:span><text:s/>ls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HOLA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$HOLA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export HOLA="bonjour hello"</text:p>
            <text:p><text:span text:style-name="T14">$&gt;</text:span><text:s/>&gt;hey&gt;$HOLA&gt;hey&gt;hey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'bonjour hello' hey [...]</text:p>
            <text:p>$&gt;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11">
          <table:covered-table-cell/>
          <table:table-cell office:value-type="string" table:style-name="ce19">
            <text:p><text:span text:style-name="T14">$&gt;</text:span><text:s/>export A=hey</text:p>
            <text:p><text:span text:style-name="T14">$&gt;</text:span><text:s/>export A B=Hola D E C="Que Tal"</text:p>
            <text:p><text:span text:style-name="T14">$&gt;</text:span><text:s/>echo $PROUT$B$C &gt; /tmp/a &gt; /tmp/b &gt; /tmp/c</text:p>
            <text:p><text:span text:style-name="T14">$&gt;</text:span><text:s/>cat /tmp/a</text:p>
            <text:p><text:span text:style-name="T14">$&gt;</text:span><text:s/>cat /tmp/b</text:p>
            <text:p><text:span text:style-name="T14">$&gt;<text:s/></text:span>cat /tmp/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30">
            <text:p>$&gt;</text:p>
            <text:p>$&gt;</text:p>
            <text:p>$&gt;</text:p>
            <text:p>HolaQue Tal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2">
          <table:covered-table-cell/>
          <table:table-cell office:value-type="string" table:style-name="ce90">
            <text:p><text:span text:style-name="T14">!!!!!</text:span><text:s/>Contenu du fichier a : "Amour Tu es Horrible"</text:p>
            <text:p><text:span text:style-name="T30">!!!!!</text:span><text:s/>Contenu du fichier b : "0123456789"</text:p>
            <text:p><text:span text:style-name="T26">!!!!!</text:span><text:s/>Contenu du fichier c : "Prout"</text:p>
          </table:table-cell>
          <table:table-cell table:number-columns-repeated="6" table:style-name="ce91"/>
          <table:table-cell table:number-columns-repeated="2"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 cat &lt;b &lt;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Prout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echo <text:s text:c="3"/>" <text:s text:c="2"/>hola <text:s text:c="3"/>bon <text:s text:c="2"/>" hl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a ls &gt;b &gt;&gt;c &gt;d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  <text:p><text:span text:style-name="T14">$&gt;</text:span><text:s/>cat d</text:p>
          </table:table-cell>
          <table:table-cell table:style-name="ce38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$&gt;</text:p>
            <text:p>Prout</text:p>
            <text:p>$&gt;</text:p>
            <text:p><text:span text:style-name="T17">crashtest.c</text:span><text:span text:style-name="T17"/></text:p>
            <text:p><text:span text:style-name="T17">Docs</text:span><text:span text:style-name="T17"/></text:p>
            <text:p><text:span text:style-name="T17">[...]</text:span><text:span text:style-name="T17"/></text:p>
            <text:p><text:span text:style-name="T17">test.c</text:span><text:span text:style-name="T17"/>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gt; a &gt; b &gt; c</text:p>
            <text:p><text:span text:style-name="T14">$&gt;</text:span><text:s/>cat a</text:p>
            <text:p><text:span text:style-name="T14">$&gt;</text:span><text:s/>cat b</text:p>
            <text:p><text:span text:style-name="T14">$&gt;</text:span><text:s/>cat c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$&gt;</text:p>
            <text:p>hola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mkdir dir</text:p>
            <text:p><text:span text:style-name="T14">$&gt;</text:span><text:s/>ls -la &gt; dir/bonjour</text:p>
            <text:p><text:span text:style-name="T14">$&gt;</text:span><text:s/>cat dir/bonjour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total 16</text:p>
            <text:p>drwx------ 2 vietdu91 [...] .</text:p>
            <text:p>drwxrwxewt 51 root [...] ..</text:p>
            <text:p>[...]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a</text:p>
            <text:p><text:span text:style-name="T14">$&gt;</text:span><text:s/>cat a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</table:table-cell>
          <table:table-cell office:value-type="float" office:value="0" table:style-name="ce28">
            <text:p>0</text:p>
          </table:table-cell>
          <table:table-cell table:style-name="ce29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gt;d cat &lt;a &gt;&gt;e</text:p>
            <text:p><text:span text:style-name="T14">$&gt;</text:span><text:s/>cat a</text:p>
            <text:p><text:span text:style-name="T14">$&gt;</text:span><text:s/>cat d</text:p>
            <text:p><text:span text:style-name="T14">$&gt;</text:span><text:s/>cat e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$&gt;</text:p>
            <text:p>Amour</text:p>
            <text:p>$&gt;</text:p>
            <text:p>Amour</text:p>
            <text:p>$&gt;</text:p>
          </table:table-cell>
          <table:table-cell office:value-type="string" table:style-name="ce28">
            <text:p>0</text:p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 a &gt; b cat &gt; hey &gt;&gt; d</text:p>
            <text:p><text:span text:style-name="T14">$&gt;</text:span><text:s/>cat d</text:p>
            <text:p><text:span text:style-name="T14">$&gt;</text:span><text:s/>ls</text:p>
          </table:table-cell>
          <table:table-cell table:style-name="ce27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Amour Tu Es Horrible</text:p>
            <text:p>$&gt;</text:p>
            <text:p>[...] a b hey d</text:p>
          </table:table-cell>
          <table:table-cell office:value-type="string" table:style-name="ce28">
            <text:p>0</text:p>
            <text:p>0</text:p>
            <text:p>0</text:p>
          </table:table-cell>
          <table:table-cell table:style-name="ce35"/>
          <table:table-cell table:number-columns-repeated="16374"/>
        </table:table-row>
        <table:table-row table:style-name="ro6">
          <table:table-cell office:value-type="string" table:number-columns-spanned="1" table:number-rows-spanned="19" table:style-name="ce106">
            <text:p>HEREDOC<text:s/><text:span text:style-name="T23">⏮️</text:span></text:p>
          </table:table-cell>
          <table:table-cell office:value-type="string" table:style-name="ce19">
            <text:p><text:span text:style-name="T14">$&gt;</text:span><text:s/>cat 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<text:span text:style-name="T17">/home/vietdu91</text:span><text:span text:style-name="T17"/>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'hola'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"ho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"la"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$HOME</text:p>
            <text:p>&gt; hola</text:p>
            <text:p>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$HOME</text:p>
          </table:table-cell>
          <table:table-cell table:style-name="ce11"/>
          <table:table-cell table:style-name="ce12"/>
          <table:table-cell table:style-name="ce53"/>
          <table:table-cell table:style-name="ce14"/>
          <table:table-cell table:style-name="ce15"/>
          <table:table-cell office:value-type="string" table:style-name="ce19">
            <text:p>&gt; prout</text:p>
            <text:p>&gt; /home/vietdu91</text:p>
            <text:p>&gt; $HO</text:p>
            <text:p>&gt; $HOME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&gt; bonjour</text:p>
            <text:p><text:span text:style-name="T14">$&gt;</text:span><text:s/>cat bonjour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hola | rev</text:p>
          </table:table-cell>
          <table:table-cell table:style-name="ce7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chola</text:p>
            <text:p>&gt; holache</text:p>
            <text:p>&gt; hola</text:p>
            <text:p>&gt; "hola"</text:p>
            <text:p>&gt; 'hola'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hola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</text:p>
            <text:p>&gt;</text:p>
            <text:p>&gt; 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13">
          <table:covered-table-cell/>
          <table:table-cell office:value-type="string" table:style-name="ce19">
            <text:p><text:span text:style-name="T14">$&gt;</text:span><text:s/>cat &lt;&lt;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93">
            <text:p>bash: syntax error near unexpected token `newline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cat &lt;&lt; prout &lt;&lt; lol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koa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prout &lt;&lt; lol &lt;&lt; cat &lt;&lt; koa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19">
            <text:p>&gt; prout</text:p>
            <text:p>&gt; lol</text:p>
            <text:p>&gt; cat</text:p>
            <text:p>&gt; koala</text:p>
            <text:p>bash: prout: command not found</text:p>
          </table:table-cell>
          <table:table-cell office:value-type="float" office:value="127" table:style-name="ce18">
            <text:p>127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hola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$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hola"$"b"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&gt; hola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$"$hol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$hola$$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&lt;&lt; ho$la$"$a"$$"b"</text:p>
          </table:table-cell>
          <table:table-cell table:style-name="ce92"/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58">
            <text:p>&gt; hola$a$$b</text:p>
            <text:p>&gt; ho$la$a$$nb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hola</text:p>
            <text:p>$&gt;</text:p>
          </table:table-cell>
          <table:table-cell office:value-type="float" office:value="0" table:style-name="ce18">
            <text:p>0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6">
          <table:covered-table-cell/>
          <table:table-cell office:value-type="string" table:style-name="ce19">
            <text:p><text:span text:style-name="T14">$&gt;</text:span><text:s/>echo hola &lt;&lt;&lt;&lt;&lt; bonjour</text:p>
          </table:table-cell>
          <table:table-cell table:style-name="ce92"/>
          <table:table-cell table:style-name="ce12"/>
          <table:table-cell table:style-name="ce13"/>
          <table:table-cell table:style-name="ce14"/>
          <table:table-cell table:style-name="ce15"/>
          <table:table-cell office:value-type="string" table:style-name="ce58">
            <text:p>bash: syntax error near unexpected token `&lt;&lt;'</text:p>
            <text:p>$&gt;</text:p>
          </table:table-cell>
          <table:table-cell office:value-type="float" office:value="2" table:style-name="ce18">
            <text:p>2</text:p>
          </table:table-cell>
          <table:table-cell table:style-name="ce78"/>
          <table:table-cell table:number-columns-repeated="16374"/>
        </table:table-row>
        <table:table-row table:style-name="ro20">
          <table:table-cell office:value-type="string" table:number-columns-spanned="1" table:number-rows-spanned="6" table:style-name="ce103">
            <text:p>WILDCARD ⭐</text:p>
          </table:table-cell>
          <table:table-cell office:value-type="string" table:style-name="ce19">
            <text:p><text:span text:style-name="T14">$&gt;</text:span><text:s/>ls 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Docs Dockers Drawings Makefile minishell philosophers test.c</text:span><text:span text:style-name="T17"/></text:p>
            <text:p/>
            <text:p><text:span text:style-name="T17">Docs:</text:span><text:span text:style-name="T17"/></text:p>
            <text:p><text:span text:style-name="T17">identite.pdf loyer.pdf</text:span><text:span text:style-name="T17"/></text:p>
            <text:p><text:span text:style-name="T17">srcs:</text:span><text:span text:style-name="T17"/></text:p>
            <text:p><text:span text:style-name="T17">main.c utils.c sor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9">
            <text:p><text:span text:style-name="T14">$&gt;</text:span><text:s/>ls *.*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<text:span text:style-name="T17">crashtest.c test.c</text:span><text:span text:style-name="T17"/>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10">
          <table:covered-table-cell/>
          <table:table-cell office:value-type="string" table:style-name="ce19">
            <text:p><text:span text:style-name="T14">$&gt;</text:span><text:s/>ls *.hola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30">
            <text:p>ls: cannot access '*.hola' : No such file or directory</text:p>
            <text:p>$&gt;</text:p>
          </table:table-cell>
          <table:table-cell office:value-type="float" office:value="2" table:style-name="ce28">
            <text:p>2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*e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0">
            <text:p>cat: 'M*ee': No such file or directory</text:p>
          </table:table-cell>
          <table:table-cell office:value-type="float" office:value="1" table:style-name="ce28">
            <text:p>1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19">
            <text:p><text:span text:style-name="T14">$&gt;</text:span><text:s/>cat Make*file</text:p>
          </table:table-cell>
          <table:table-cell office:value-type="string" table:style-name="ce22">
            <text:p>NON GERE</text:p>
          </table:table-cell>
          <table:table-cell table:style-name="ce12"/>
          <table:table-cell table:style-name="ce13"/>
          <table:table-cell table:style-name="ce94"/>
          <table:table-cell table:style-name="ce15"/>
          <table:table-cell office:value-type="string" table:style-name="ce19">
            <text:p>[<text:span text:style-name="T16">affiche le Makefile</text:span>]</text:p>
            <text:p>$&gt;</text:p>
          </table:table-cell>
          <table:table-cell office:value-type="float" office:value="0" table:style-name="ce28">
            <text:p>0</text:p>
          </table:table-cell>
          <table:table-cell office:value-type="string" table:style-name="ce47">
            <text:p>[BONUS]</text:p>
          </table:table-cell>
          <table:table-cell table:number-columns-repeated="16374"/>
        </table:table-row>
        <table:table-row table:number-rows-repeated="1047808" table:style-name="ro3">
          <table:table-cell table:number-columns-repeated="16384"/>
        </table:table-row>
        <table:named-expressions>
          <table:named-range table:name="_xlnm._FilterDatabase" table:cell-range-address="RC.$D$23:RC.$G$768" table:base-cell-address="RC.$A$1"/>
        </table:named-expressions>
      </table:table>
      <table:database-ranges>
        <table:database-range table:target-range-address="RC.D23:RC.G768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ntarell" svg:font-family="Cantarell"/>
    <style:font-face style:name="Nunito" svg:font-family="Nunito"/>
    <style:font-face style:name="Ubuntu Mono" svg:font-family="&quot;Ubuntu Mono&quot;"/>
    <style:font-face style:name="&quot;docs-Ubuntu Mono&quot;" svg:font-family="&quot;&quot;docs-Ubuntu Mono&quot;&quot;"/>
    <style:font-face style:name="Ubuntu Mono,Arial" svg:font-family="&quot;Ubuntu Mono,Arial&quot;"/>
    <style:font-face style:name="docs-Cantarell" svg:font-family="docs-Cantarell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#FF0000"/>
      <style:text-properties fo:color="#FFFFFF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-X="1" style:table-centering="horizontal" style:print="grid 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Olivier  Filloux</dc:creator>
    <dc:date>2025-05-29T08:25:02Z</dc:date>
    <meta:editing-cycles>1</meta:editing-cycles>
    <meta:editing-duration>PT15721S</meta:editing-duration>
  </office:meta>
</office:document-meta>
</file>